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5bc655" officeooo:paragraph-rsid="001a6f31"/>
    </style:style>
    <style:style style:name="P2" style:family="paragraph" style:parent-style-name="Standard">
      <style:text-properties officeooo:rsid="005a8e88" officeooo:paragraph-rsid="001a6f31"/>
    </style:style>
    <style:style style:name="P3" style:family="paragraph" style:parent-style-name="Standard">
      <style:text-properties officeooo:rsid="005c3cfe" officeooo:paragraph-rsid="001a6f31"/>
    </style:style>
    <style:style style:name="P4" style:family="paragraph" style:parent-style-name="Standard">
      <style:text-properties officeooo:rsid="001b13ed" officeooo:paragraph-rsid="001b13ed"/>
    </style:style>
    <style:style style:name="P5" style:family="paragraph" style:parent-style-name="Standard">
      <style:text-properties officeooo:rsid="001b13ed" officeooo:paragraph-rsid="001c3a1d"/>
    </style:style>
    <style:style style:name="P6" style:family="paragraph" style:parent-style-name="Standard">
      <style:text-properties officeooo:rsid="001c3a1d" officeooo:paragraph-rsid="001c3a1d"/>
    </style:style>
    <style:style style:name="P7" style:family="paragraph" style:parent-style-name="Standard">
      <style:text-properties officeooo:rsid="001e129b" officeooo:paragraph-rsid="001e129b"/>
    </style:style>
    <style:style style:name="P8" style:family="paragraph" style:parent-style-name="Standard">
      <style:text-properties officeooo:rsid="001efa13" officeooo:paragraph-rsid="001efa13"/>
    </style:style>
    <style:style style:name="P9" style:family="paragraph" style:parent-style-name="Standard">
      <style:text-properties officeooo:rsid="001efa13" officeooo:paragraph-rsid="00201052"/>
    </style:style>
    <style:style style:name="P10" style:family="paragraph" style:parent-style-name="Standard">
      <style:text-properties officeooo:rsid="00201052" officeooo:paragraph-rsid="00201052"/>
    </style:style>
    <style:style style:name="P11" style:family="paragraph" style:parent-style-name="Standard">
      <style:text-properties officeooo:rsid="0021bbce" officeooo:paragraph-rsid="0021bbce"/>
    </style:style>
    <style:style style:name="P12" style:family="paragraph" style:parent-style-name="Standard">
      <style:text-properties officeooo:rsid="00235db8" officeooo:paragraph-rsid="00235db8"/>
    </style:style>
    <style:style style:name="P13" style:family="paragraph" style:parent-style-name="Standard">
      <style:text-properties officeooo:rsid="002453c1" officeooo:paragraph-rsid="002453c1"/>
    </style:style>
    <style:style style:name="P14" style:family="paragraph" style:parent-style-name="Standard">
      <style:text-properties officeooo:rsid="0024b9ed" officeooo:paragraph-rsid="0024b9ed"/>
    </style:style>
    <style:style style:name="P15" style:family="paragraph" style:parent-style-name="Standard">
      <style:text-properties officeooo:rsid="0024b9ed" officeooo:paragraph-rsid="0026022b"/>
    </style:style>
    <style:style style:name="P16" style:family="paragraph" style:parent-style-name="Standard">
      <style:text-properties officeooo:rsid="0026022b" officeooo:paragraph-rsid="0026022b"/>
    </style:style>
    <style:style style:name="P17" style:family="paragraph" style:parent-style-name="Standard">
      <style:text-properties officeooo:rsid="00271d25" officeooo:paragraph-rsid="00271d25"/>
    </style:style>
    <style:style style:name="P18" style:family="paragraph" style:parent-style-name="Standard">
      <style:text-properties officeooo:rsid="0027d1f7" officeooo:paragraph-rsid="0027d1f7"/>
    </style:style>
    <style:style style:name="P19" style:family="paragraph" style:parent-style-name="Standard">
      <style:text-properties officeooo:rsid="00288bda" officeooo:paragraph-rsid="00288bda"/>
    </style:style>
    <style:style style:name="P20" style:family="paragraph" style:parent-style-name="Standard">
      <style:text-properties officeooo:rsid="002ada97" officeooo:paragraph-rsid="002ada97"/>
    </style:style>
    <style:style style:name="P21" style:family="paragraph" style:parent-style-name="Standard">
      <style:text-properties officeooo:rsid="002c1077" officeooo:paragraph-rsid="002c1077"/>
    </style:style>
    <style:style style:name="P22" style:family="paragraph" style:parent-style-name="Standard">
      <style:text-properties officeooo:rsid="002c436b" officeooo:paragraph-rsid="002c436b"/>
    </style:style>
    <style:style style:name="P23" style:family="paragraph" style:parent-style-name="Standard">
      <style:text-properties officeooo:rsid="002e3d1c" officeooo:paragraph-rsid="002e3d1c"/>
    </style:style>
    <style:style style:name="P24" style:family="paragraph" style:parent-style-name="Standard">
      <style:text-properties officeooo:rsid="002ec47e" officeooo:paragraph-rsid="002ec47e"/>
    </style:style>
    <style:style style:name="P25" style:family="paragraph" style:parent-style-name="Standard">
      <style:text-properties officeooo:rsid="0030b30e" officeooo:paragraph-rsid="0030b30e"/>
    </style:style>
    <style:style style:name="P26" style:family="paragraph" style:parent-style-name="Standard">
      <style:text-properties officeooo:rsid="0030b30e" officeooo:paragraph-rsid="00326b8d"/>
    </style:style>
    <style:style style:name="P27" style:family="paragraph" style:parent-style-name="Standard">
      <style:text-properties officeooo:rsid="00326b8d" officeooo:paragraph-rsid="00326b8d"/>
    </style:style>
    <style:style style:name="P28" style:family="paragraph" style:parent-style-name="Standard">
      <style:text-properties officeooo:rsid="003398b6" officeooo:paragraph-rsid="003398b6"/>
    </style:style>
    <style:style style:name="P29" style:family="paragraph" style:parent-style-name="Standard">
      <style:text-properties officeooo:rsid="0034cbcc" officeooo:paragraph-rsid="0034cbcc"/>
    </style:style>
    <style:style style:name="P30" style:family="paragraph" style:parent-style-name="Standard">
      <style:text-properties officeooo:rsid="0036ba68" officeooo:paragraph-rsid="0036ba68"/>
    </style:style>
    <style:style style:name="P31" style:family="paragraph" style:parent-style-name="Standard">
      <style:text-properties officeooo:rsid="0038a4d6" officeooo:paragraph-rsid="0038a4d6"/>
    </style:style>
    <style:style style:name="P32" style:family="paragraph" style:parent-style-name="Standard">
      <style:text-properties officeooo:rsid="0038a4d6" officeooo:paragraph-rsid="0039b5b5"/>
    </style:style>
    <style:style style:name="P33" style:family="paragraph" style:parent-style-name="Standard">
      <style:text-properties officeooo:rsid="0039b5b5" officeooo:paragraph-rsid="0039b5b5"/>
    </style:style>
    <style:style style:name="P34" style:family="paragraph" style:parent-style-name="Standard">
      <style:text-properties officeooo:rsid="0039ecce" officeooo:paragraph-rsid="0039ecce"/>
    </style:style>
    <style:style style:name="P35" style:family="paragraph" style:parent-style-name="Standard">
      <style:text-properties officeooo:rsid="003b110c" officeooo:paragraph-rsid="003b110c"/>
    </style:style>
    <style:style style:name="P36" style:family="paragraph" style:parent-style-name="Standard">
      <style:text-properties officeooo:rsid="003b110c" officeooo:paragraph-rsid="003cb86b"/>
    </style:style>
    <style:style style:name="P37" style:family="paragraph" style:parent-style-name="Standard">
      <style:text-properties officeooo:rsid="003cb86b" officeooo:paragraph-rsid="003cb86b"/>
    </style:style>
    <style:style style:name="P38" style:family="paragraph" style:parent-style-name="Standard">
      <style:text-properties fo:color="#1c1c1c" style:font-name="Liberation Serif" fo:font-size="12pt" officeooo:rsid="003cb86b" officeooo:paragraph-rsid="003cb86b" style:font-size-asian="12pt" style:font-size-complex="12pt"/>
    </style:style>
    <style:style style:name="P39" style:family="paragraph" style:parent-style-name="Standard">
      <style:text-properties officeooo:rsid="003d1e9a" officeooo:paragraph-rsid="003d1e9a"/>
    </style:style>
    <style:style style:name="P40" style:family="paragraph" style:parent-style-name="Standard">
      <style:text-properties officeooo:rsid="003ee360" officeooo:paragraph-rsid="003ee360"/>
    </style:style>
    <style:style style:name="P41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3ee360" officeooo:paragraph-rsid="003ee360" style:text-blinking="false" style:font-size-asian="12pt" style:font-size-complex="12pt"/>
    </style:style>
    <style:style style:name="P42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1c7fd" officeooo:paragraph-rsid="0041c7fd" style:text-blinking="false" style:font-size-asian="12pt" style:font-size-complex="12pt"/>
    </style:style>
    <style:style style:name="P43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23e32" officeooo:paragraph-rsid="00423e32" style:text-blinking="false" style:font-size-asian="12pt" style:font-size-complex="12pt"/>
    </style:style>
    <style:style style:name="P44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2ceb0" officeooo:paragraph-rsid="0042ceb0" style:text-blinking="false" style:font-size-asian="12pt" style:font-size-complex="12pt"/>
    </style:style>
    <style:style style:name="P45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4763b" officeooo:paragraph-rsid="0044763b" style:text-blinking="false" style:font-size-asian="12pt" style:font-size-complex="12pt"/>
    </style:style>
    <style:style style:name="P46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4e2ea" officeooo:paragraph-rsid="0044e2ea" style:text-blinking="false" style:font-size-asian="12pt" style:font-size-complex="12pt"/>
    </style:style>
    <style:style style:name="P47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5e4b1" officeooo:paragraph-rsid="0045e4b1" style:text-blinking="false" style:font-size-asian="12pt" style:font-size-complex="12pt"/>
    </style:style>
    <style:style style:name="P48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6cc3d" officeooo:paragraph-rsid="0046cc3d" style:text-blinking="false" style:font-size-asian="12pt" style:font-size-complex="12pt"/>
    </style:style>
    <style:style style:name="P49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869ec" officeooo:paragraph-rsid="004869ec" style:text-blinking="false" style:font-size-asian="12pt" style:font-size-complex="12pt"/>
    </style:style>
    <style:style style:name="P50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98264" officeooo:paragraph-rsid="00498264" style:text-blinking="false" style:font-size-asian="12pt" style:font-size-complex="12pt"/>
    </style:style>
    <style:style style:name="P51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c96bc" officeooo:paragraph-rsid="004c96bc" style:text-blinking="false" style:font-size-asian="12pt" style:font-size-complex="12pt"/>
    </style:style>
    <style:style style:name="P52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e5639" officeooo:paragraph-rsid="004e5639" style:text-blinking="false" style:font-size-asian="12pt" style:font-size-complex="12pt"/>
    </style:style>
    <style:style style:name="P53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e5639" officeooo:paragraph-rsid="004fcb11" style:text-blinking="false" style:font-size-asian="12pt" style:font-size-complex="12pt"/>
    </style:style>
    <style:style style:name="P54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1be35" officeooo:paragraph-rsid="0051be35" style:text-blinking="false" style:font-size-asian="12pt" style:font-size-complex="12pt"/>
    </style:style>
    <style:style style:name="P55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2a664" officeooo:paragraph-rsid="0052a664" style:text-blinking="false" style:font-size-asian="12pt" style:font-size-complex="12pt"/>
    </style:style>
    <style:style style:name="P56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2a664" officeooo:paragraph-rsid="005d6eec" style:text-blinking="false" style:font-size-asian="12pt" style:font-size-complex="12pt"/>
    </style:style>
    <style:style style:name="P57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64a50" officeooo:paragraph-rsid="00564a50" style:text-blinking="false" style:font-size-asian="12pt" style:font-size-complex="12pt"/>
    </style:style>
    <style:style style:name="P58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765e6" officeooo:paragraph-rsid="005765e6" style:text-blinking="false" style:font-size-asian="12pt" style:font-size-complex="12pt"/>
    </style:style>
    <style:style style:name="P59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90e3c" officeooo:paragraph-rsid="00590e3c" style:text-blinking="false" style:font-size-asian="12pt" style:font-size-complex="12pt"/>
    </style:style>
    <style:style style:name="P60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b09b0" officeooo:paragraph-rsid="005b09b0" style:text-blinking="false" style:font-size-asian="12pt" style:font-size-complex="12pt"/>
    </style:style>
    <style:style style:name="P61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b86f2" officeooo:paragraph-rsid="005b86f2" style:text-blinking="false" style:font-size-asian="12pt" style:font-size-complex="12pt"/>
    </style:style>
    <style:style style:name="P62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d6eec" officeooo:paragraph-rsid="005d6eec" style:text-blinking="false" style:font-size-asian="12pt" style:font-size-complex="12pt"/>
    </style:style>
    <style:style style:name="P63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ec12f" officeooo:paragraph-rsid="005ec12f" style:text-blinking="false" style:font-size-asian="12pt" style:font-size-complex="12pt"/>
    </style:style>
    <style:style style:name="P64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07114" officeooo:paragraph-rsid="00607114" style:text-blinking="false" style:font-size-asian="12pt" style:font-size-complex="12pt"/>
    </style:style>
    <style:style style:name="P65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25311" officeooo:paragraph-rsid="00625311" style:text-blinking="false" style:font-size-asian="12pt" style:font-size-complex="12pt"/>
    </style:style>
    <style:style style:name="P66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39c0d" officeooo:paragraph-rsid="00639c0d" style:text-blinking="false" style:font-size-asian="12pt" style:font-size-complex="12pt"/>
    </style:style>
    <style:style style:name="P67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5d037" officeooo:paragraph-rsid="0065d037" style:text-blinking="false" style:font-size-asian="12pt" style:font-size-complex="12pt"/>
    </style:style>
    <style:style style:name="P68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5d037" officeooo:paragraph-rsid="0066473d" style:text-blinking="false" style:font-size-asian="12pt" style:font-size-complex="12pt"/>
    </style:style>
    <style:style style:name="P69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5d037" officeooo:paragraph-rsid="00688333" style:text-blinking="false" style:font-size-asian="12pt" style:font-size-complex="12pt"/>
    </style:style>
    <style:style style:name="P70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6473d" officeooo:paragraph-rsid="0066473d" style:text-blinking="false" style:font-size-asian="12pt" style:font-size-complex="12pt"/>
    </style:style>
    <style:style style:name="P71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82df5" officeooo:paragraph-rsid="00682df5" style:text-blinking="false" style:font-size-asian="12pt" style:font-size-complex="12pt"/>
    </style:style>
    <style:style style:name="P72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82df5" officeooo:paragraph-rsid="00688333" style:text-blinking="false" style:font-size-asian="12pt" style:font-size-complex="12pt"/>
    </style:style>
    <style:style style:name="P73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82df5" officeooo:paragraph-rsid="00683262" style:text-blinking="false" style:font-size-asian="12pt" style:font-size-complex="12pt"/>
    </style:style>
    <style:style style:name="P74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83262" officeooo:paragraph-rsid="00683262" style:text-blinking="false" style:font-size-asian="12pt" style:font-size-complex="12pt"/>
    </style:style>
    <style:style style:name="P75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88333" officeooo:paragraph-rsid="00688333" style:text-blinking="false" style:font-size-asian="12pt" style:font-size-complex="12pt"/>
    </style:style>
    <style:style style:name="P76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8fa50" officeooo:paragraph-rsid="0068fa50" style:text-blinking="false" style:font-size-asian="12pt" style:font-size-complex="12pt"/>
    </style:style>
    <style:style style:name="P77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9b0b9" officeooo:paragraph-rsid="0069b0b9" style:text-blinking="false" style:font-size-asian="12pt" style:font-size-complex="12pt"/>
    </style:style>
    <style:style style:name="P78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9e0fa" officeooo:paragraph-rsid="0069e0fa" style:text-blinking="false" style:font-size-asian="12pt" style:font-size-complex="12pt"/>
    </style:style>
    <style:style style:name="P79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a3468" officeooo:paragraph-rsid="006a3468" style:text-blinking="false" style:font-size-asian="12pt" style:font-size-complex="12pt"/>
    </style:style>
    <style:style style:name="P80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bcd39" officeooo:paragraph-rsid="006bcd39" style:text-blinking="false" style:font-size-asian="12pt" style:font-size-complex="12pt"/>
    </style:style>
    <style:style style:name="P81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d0956" officeooo:paragraph-rsid="006d0956" style:text-blinking="false" style:font-size-asian="12pt" style:font-size-complex="12pt"/>
    </style:style>
    <style:style style:name="P82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e6feb" officeooo:paragraph-rsid="006e6feb" style:text-blinking="false" style:font-size-asian="12pt" style:font-size-complex="12pt"/>
    </style:style>
    <style:style style:name="P83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13669" officeooo:paragraph-rsid="00713669" style:text-blinking="false" style:font-size-asian="12pt" style:font-size-complex="12pt"/>
    </style:style>
    <style:style style:name="P84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251ee" officeooo:paragraph-rsid="007251ee" style:text-blinking="false" style:font-size-asian="12pt" style:font-size-complex="12pt"/>
    </style:style>
    <style:style style:name="P85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30a73" officeooo:paragraph-rsid="00730a73" style:text-blinking="false" style:font-size-asian="12pt" style:font-size-complex="12pt"/>
    </style:style>
    <style:style style:name="P86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4f651" officeooo:paragraph-rsid="0074f651" style:text-blinking="false" style:font-size-asian="12pt" style:font-size-complex="12pt"/>
    </style:style>
    <style:style style:name="P87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672d7" officeooo:paragraph-rsid="007672d7" style:text-blinking="false" style:font-size-asian="12pt" style:font-size-complex="12pt"/>
    </style:style>
    <style:style style:name="P88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cb2b0" officeooo:paragraph-rsid="005cb2b0" style:text-blinking="false" style:font-size-asian="12pt" style:font-size-complex="12pt"/>
    </style:style>
    <style:style style:name="P89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75f85" officeooo:paragraph-rsid="00775f85" style:text-blinking="false" style:font-size-asian="12pt" style:font-size-complex="12pt"/>
    </style:style>
    <style:style style:name="P90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b0574" officeooo:paragraph-rsid="007b0574" style:text-blinking="false" style:font-size-asian="12pt" style:font-size-complex="12pt"/>
    </style:style>
    <style:style style:name="P91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b0574" officeooo:paragraph-rsid="007c9195" style:text-blinking="false" style:font-size-asian="12pt" style:font-size-complex="12pt"/>
    </style:style>
    <style:style style:name="P92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c9195" officeooo:paragraph-rsid="007c9195" style:text-blinking="false" style:font-size-asian="12pt" style:font-size-complex="12pt"/>
    </style:style>
    <style:style style:name="P93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e2520" officeooo:paragraph-rsid="007e2520" style:text-blinking="false" style:font-size-asian="12pt" style:font-size-complex="12pt"/>
    </style:style>
    <style:style style:name="P94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e2520" officeooo:paragraph-rsid="007f9e69" style:text-blinking="false" style:font-size-asian="12pt" style:font-size-complex="12pt"/>
    </style:style>
    <style:style style:name="P95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f9e69" officeooo:paragraph-rsid="007f9e69" style:text-blinking="false" style:font-size-asian="12pt" style:font-size-complex="12pt"/>
    </style:style>
    <style:style style:name="P96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8155a3" officeooo:paragraph-rsid="008155a3" style:text-blinking="false" style:font-size-asian="12pt" style:font-size-complex="12pt"/>
    </style:style>
    <style:style style:name="P97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82f141" officeooo:paragraph-rsid="0082f141" style:text-blinking="false" style:font-size-asian="12pt" style:font-size-complex="12pt"/>
    </style:style>
    <style:style style:name="P98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84e2f4" officeooo:paragraph-rsid="0084e2f4" style:text-blinking="false" style:font-size-asian="12pt" style:font-size-complex="12pt"/>
    </style:style>
    <style:style style:name="P99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8532b7" officeooo:paragraph-rsid="008532b7" style:text-blinking="false" style:font-size-asian="12pt" style:font-size-complex="12pt"/>
    </style:style>
    <style:style style:name="P100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869540" officeooo:paragraph-rsid="00869540" style:text-blinking="false" style:font-size-asian="12pt" style:font-size-complex="12pt"/>
    </style:style>
    <style:style style:name="P101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869540" officeooo:paragraph-rsid="008728e9" style:text-blinking="false" style:font-size-asian="12pt" style:font-size-complex="12pt"/>
    </style:style>
    <style:style style:name="P102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8728e9" officeooo:paragraph-rsid="008728e9" style:text-blinking="false" style:font-size-asian="12pt" style:font-size-complex="12pt"/>
    </style:style>
    <style:style style:name="P103" style:family="paragraph" style:parent-style-name="Standard">
      <style:text-properties officeooo:rsid="0042ceb0" officeooo:paragraph-rsid="0050d141"/>
    </style:style>
    <style:style style:name="P104" style:family="paragraph" style:parent-style-name="Standard">
      <style:text-properties officeooo:rsid="0042ceb0" officeooo:paragraph-rsid="0051be35"/>
    </style:style>
    <style:style style:name="P105" style:family="paragraph" style:parent-style-name="Standard">
      <style:text-properties officeooo:rsid="0051be35" officeooo:paragraph-rsid="0051be35"/>
    </style:style>
    <style:style style:name="P106" style:family="paragraph" style:parent-style-name="Standard">
      <style:text-properties officeooo:rsid="00520b3a" officeooo:paragraph-rsid="00520b3a"/>
    </style:style>
    <style:style style:name="T1" style:family="text">
      <style:text-properties officeooo:rsid="005bc655"/>
    </style:style>
    <style:style style:name="T2" style:family="text">
      <style:text-properties officeooo:rsid="005c3cfe"/>
    </style:style>
    <style:style style:name="T3" style:family="text">
      <style:text-properties officeooo:rsid="001efa13"/>
    </style:style>
    <style:style style:name="T4" style:family="text">
      <style:text-properties officeooo:rsid="00201052"/>
    </style:style>
    <style:style style:name="T5" style:family="text">
      <style:text-properties officeooo:rsid="0021bbce"/>
    </style:style>
    <style:style style:name="T6" style:family="text">
      <style:text-properties officeooo:rsid="002453c1"/>
    </style:style>
    <style:style style:name="T7" style:family="text">
      <style:text-properties officeooo:rsid="0026022b"/>
    </style:style>
    <style:style style:name="T8" style:family="text">
      <style:text-properties officeooo:rsid="00271d25"/>
    </style:style>
    <style:style style:name="T9" style:family="text">
      <style:text-properties officeooo:rsid="00288bda"/>
    </style:style>
    <style:style style:name="T10" style:family="text">
      <style:text-properties officeooo:rsid="002a023b"/>
    </style:style>
    <style:style style:name="T11" style:family="text">
      <style:text-properties officeooo:rsid="002c1077"/>
    </style:style>
    <style:style style:name="T12" style:family="text">
      <style:text-properties officeooo:rsid="002c436b"/>
    </style:style>
    <style:style style:name="T13" style:family="text">
      <style:text-properties officeooo:rsid="002e3d1c"/>
    </style:style>
    <style:style style:name="T14" style:family="text">
      <style:text-properties officeooo:rsid="0030b30e"/>
    </style:style>
    <style:style style:name="T15" style:family="text">
      <style:text-properties officeooo:rsid="003398b6"/>
    </style:style>
    <style:style style:name="T16" style:family="text">
      <style:text-properties officeooo:rsid="0038a4d6"/>
    </style:style>
    <style:style style:name="T17" style:family="text">
      <style:text-properties officeooo:rsid="0039b5b5"/>
    </style:style>
    <style:style style:name="T18" style:family="text">
      <style:text-properties officeooo:rsid="0039ecce"/>
    </style:style>
    <style:style style:name="T19" style:family="text">
      <style:text-properties officeooo:rsid="003b110c"/>
    </style:style>
    <style:style style:name="T20" style:family="text">
      <style:text-properties officeooo:rsid="003cb86b"/>
    </style:style>
    <style:style style:name="T21" style:family="text">
      <style:text-properties fo:font-variant="normal" fo:text-transform="none" fo:color="#1c1c1c" style:font-name="Liberation Serif" fo:font-size="12pt" fo:letter-spacing="normal" fo:font-style="normal" fo:font-weight="normal" officeooo:rsid="003cb86b" style:font-size-asian="12pt" style:font-size-complex="12pt"/>
    </style:style>
    <style:style style:name="T22" style:family="text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23" style:family="text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3cb86b" style:text-blinking="false" style:font-size-asian="12pt" style:font-size-complex="12pt"/>
    </style:style>
    <style:style style:name="T24" style:family="text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3ee360" style:text-blinking="false" style:font-size-asian="12pt" style:font-size-complex="12pt"/>
    </style:style>
    <style:style style:name="T25" style:family="text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fcb11" style:text-blinking="false" style:font-size-asian="12pt" style:font-size-complex="12pt"/>
    </style:style>
    <style:style style:name="T26" style:family="text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0d141" style:text-blinking="false" style:font-size-asian="12pt" style:font-size-complex="12pt"/>
    </style:style>
    <style:style style:name="T27" style:family="text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1be35" style:text-blinking="false" style:font-size-asian="12pt" style:font-size-complex="12pt"/>
    </style:style>
    <style:style style:name="T28" style:family="text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20b3a" style:text-blinking="false" style:font-size-asian="12pt" style:font-size-complex="12pt"/>
    </style:style>
    <style:style style:name="T29" style:family="text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2a664" style:text-blinking="false" style:font-size-asian="12pt" style:font-size-complex="12pt"/>
    </style:style>
    <style:style style:name="T30" style:family="text">
      <style:text-properties fo:color="#1c1c1c"/>
    </style:style>
    <style:style style:name="T31" style:family="text">
      <style:text-properties officeooo:rsid="0041c7fd"/>
    </style:style>
    <style:style style:name="T32" style:family="text">
      <style:text-properties officeooo:rsid="00423e32"/>
    </style:style>
    <style:style style:name="T33" style:family="text">
      <style:text-properties officeooo:rsid="0042ceb0"/>
    </style:style>
    <style:style style:name="T34" style:family="text">
      <style:text-properties officeooo:rsid="0044763b"/>
    </style:style>
    <style:style style:name="T35" style:family="text">
      <style:text-properties officeooo:rsid="0044e2ea"/>
    </style:style>
    <style:style style:name="T36" style:family="text">
      <style:text-properties officeooo:rsid="0045e4b1"/>
    </style:style>
    <style:style style:name="T37" style:family="text">
      <style:text-properties officeooo:rsid="0046cc3d"/>
    </style:style>
    <style:style style:name="T38" style:family="text">
      <style:text-properties officeooo:rsid="0048fff9"/>
    </style:style>
    <style:style style:name="T39" style:family="text">
      <style:text-properties officeooo:rsid="004aa4ea"/>
    </style:style>
    <style:style style:name="T40" style:family="text">
      <style:text-properties officeooo:rsid="0050d141"/>
    </style:style>
    <style:style style:name="T41" style:family="text">
      <style:text-properties officeooo:rsid="005765e6"/>
    </style:style>
    <style:style style:name="T42" style:family="text">
      <style:text-properties officeooo:rsid="005b09b0"/>
    </style:style>
    <style:style style:name="T43" style:family="text">
      <style:text-properties officeooo:rsid="005b86f2"/>
    </style:style>
    <style:style style:name="T44" style:family="text">
      <style:text-properties officeooo:rsid="005cb2b0"/>
    </style:style>
    <style:style style:name="T45" style:family="text">
      <style:text-properties officeooo:rsid="005d6eec"/>
    </style:style>
    <style:style style:name="T46" style:family="text">
      <style:text-properties officeooo:rsid="005ec12f"/>
    </style:style>
    <style:style style:name="T47" style:family="text">
      <style:text-properties officeooo:rsid="00607114"/>
    </style:style>
    <style:style style:name="T48" style:family="text">
      <style:text-properties officeooo:rsid="00625311"/>
    </style:style>
    <style:style style:name="T49" style:family="text">
      <style:text-properties officeooo:rsid="0066473d"/>
    </style:style>
    <style:style style:name="T50" style:family="text">
      <style:text-properties officeooo:rsid="00682df5"/>
    </style:style>
    <style:style style:name="T51" style:family="text">
      <style:text-properties officeooo:rsid="00683262"/>
    </style:style>
    <style:style style:name="T52" style:family="text">
      <style:text-properties officeooo:rsid="00688333"/>
    </style:style>
    <style:style style:name="T53" style:family="text">
      <style:text-properties officeooo:rsid="006bcd39"/>
    </style:style>
    <style:style style:name="T54" style:family="text">
      <style:text-properties officeooo:rsid="007251ee"/>
    </style:style>
    <style:style style:name="T55" style:family="text">
      <style:text-properties officeooo:rsid="0074f651"/>
    </style:style>
    <style:style style:name="T56" style:family="text">
      <style:text-properties officeooo:rsid="007672d7"/>
    </style:style>
    <style:style style:name="T57" style:family="text">
      <style:text-properties officeooo:rsid="00791d53"/>
    </style:style>
    <style:style style:name="T58" style:family="text">
      <style:text-properties officeooo:rsid="007c9195"/>
    </style:style>
    <style:style style:name="T59" style:family="text">
      <style:text-properties officeooo:rsid="007e2520"/>
    </style:style>
    <style:style style:name="T60" style:family="text">
      <style:text-properties officeooo:rsid="007f9e69"/>
    </style:style>
    <style:style style:name="T61" style:family="text">
      <style:text-properties officeooo:rsid="008155a3"/>
    </style:style>
    <style:style style:name="T62" style:family="text">
      <style:text-properties officeooo:rsid="0084e2f4"/>
    </style:style>
    <style:style style:name="T63" style:family="text">
      <style:text-properties officeooo:rsid="008532b7"/>
    </style:style>
    <style:style style:name="T64" style:family="text">
      <style:text-properties officeooo:rsid="00869540"/>
    </style:style>
    <style:style style:name="T65" style:family="text">
      <style:text-properties officeooo:rsid="008728e9"/>
    </style:style>
    <style:style style:name="T66" style:family="text">
      <style:text-properties officeooo:rsid="00883345"/>
    </style:style>
    <style:style style:name="T67" style:family="text">
      <style:text-properties officeooo:rsid="008a04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Сцена это сложный механизм, помимо блочной системы системы раздвижки занавеса и электрощита со множеством рубильников и переключателей для управления её разнообразным освещением, высоко над нею целое хитросплетение металлических балок для подвески задников, светильников и боковых кулис.</text:p>
      <text:p text:style-name="P2">Во время концертов мы не только стояли рядом с Аидой и не только болтали <text:s/>с молдаванско-запорожскими танцорами балетной студии, что ожидали своего выхода на сцену, но и исследовали таинственный мир закулисья. </text:p>
      <text:p text:style-name="P2">Обнаружилась вертикальная лестница на балкончик, с которого можно взобраться на балки над сценой и по ним перебраться на другую сторону, где <text:s text:c="2"/>был <text:span text:style-name="T1">точно </text:span>такой <text:span text:style-name="T1">же </text:span>балкончик, но без лестницы — <text:span text:style-name="T1">вот и</text:span> <text:span text:style-name="T1">заворачивай оглобли, недальновидный чунг</text:span>.</text:p>
      <text:p text:style-name="P1">Но что <text:s text:c="2"/>за этой дощатой перегородкой, что тянется над сценой от стены и до стены?</text:p>
      <text:p text:style-name="P1">Ага! Чердак над зрительным залом! </text:p>
      <text:p text:style-name="P1">Так созрел план создания отдельного входа на киносеансы — через чердак на балкончик, оттуда на сцену, <text:span text:style-name="T2">дождаться как выключат свет <text:s/>— нырь под экраном! <text:s/>— <text:s text:c="2"/>и ты в зале.</text:span></text:p>
      <text:p text:style-name="P3">На первом этаже, рядом с комнатой художников, была незапираемая дверь на территорию завода и мы давно знали, что на крышу Клуба ведёт добротная железная лестница с перилами, а с крыши на чердак свободный вход через слуховой лаз.</text:p>
      <text:p text:style-name="P4">Куба почему-то не захотел пойти на дело, предоставив нам с Чепой вдвоём исполнять план; и как-то тёмным зимним вечером, прихватив топор из Чепиного сарая, мы проникли на территорию завода, использовав один из многих перелазов через его бетонную стену.</text:p>
      <text:p text:style-name="P5">Беспрепятственно приблизившись к зданию Клуба и поднявшись на чердак, мы осмотрелись.</text:p>
      <text:p text:style-name="P6">Чердак был обширным, с <text:s text:c="2"/>кольцеобразной железной загородкой в центре. <text:s/>Приподняв крышку, мы увидели прорези в её круглом дне из листового металла, и поняли, что это из неё свисает в зрительный зал громадная люстра с висюльками из стекляшек.</text:p>
      <text:p text:style-name="P6">В зале раздавались взрывы и автоматные очереди — кино про войну благоприятствовало исполнению наших не вполне законных намерений.</text:p>
      <text:p text:style-name="P7">Присвечивая фонариком <text:s/>по утеплительному шлаковому покрытию по ногами, мы достигли место пересечения чердака дощатой перегородкой и, приблизительно прикинув местонахождение надсценного балкончика по ту сторону от неё, приступили к осторожному расщеплению <text:s text:c="2"/>досок с целью пробиться сквозь них.</text:p>
      <text:p text:style-name="P7">Доски оказались толстыми и неподатливыми, к тому же нам приходилось приостанавливать работу, <text:span text:style-name="T3">когда внизу наступало затишье между боями. </text:span></text:p>
      <text:p text:style-name="P8">Лишь прорубив одну из них, мы поняли, что не будет дела — перегородка оказалась из двух слоёв, а между ними приколочены листы металла. </text:p>
      <text:p text:style-name="P8">Так что не удалось нам прорубить лаз в прекрасный мир киноискусства.</text:p>
      <text:p text:style-name="P8">Умели <text:s/>добротно строить в старину...</text:p>
      <text:p text:style-name="P8"/>
      <text:p text:style-name="P9">А вскоре оказалось, что весь этот план <text:span text:style-name="T4">не имел смысла</text:span>, потому что Раиса Григорьевна научила нас брать контрамарки у директора Клуба. </text:p>
      <text:p text:style-name="P10">Часам к шести Павел Митрофанович, как правило, бывал уже на взводе и когда кто-нибудь из детсекторников приходил к нему в кабинет с почтительной просьбой, он, посапывая носом, <text:s/>отрывал полоску от листа бумаги на своём столе и неразборчиво писал на нём «пропустить 6 (шесть) чел.», <text:s/>или об скольки там ему били челом, а внизу добавлял витиеватую подпись длинною в полстроки.</text:p>
      <text:p text:style-name="P10">Когда начинался сеанс, мы подымались на второй этаж, отдавали драгоценный бумажный клочок <text:s text:c="4"/>тёте Шуре, и она отпирала заветную дверь на балкон, с подозрением сверяя совпадает ли наше количество с иероглифами <text:span text:style-name="T5">контрамарки.</text:span></text:p>
      <text:p text:style-name="P11">Директор росту был небольшого, а сложения плотного, но не пузатый. Чуть припухшее лицо подходило такому сложению, как и сероватые волнистые волосы, которые он зачёсывал назад.</text:p>
      <text:p text:style-name="P11">Когда силами работников клуба и Завода ставили спектакль Островского «На бойком месте», он расчесал волосы прямым пробором посреди головы, напомадил и оказался самым <text:soft-page-break/>настоящим купцом для пьесы. </text:p>
      <text:p text:style-name="P11">Мурашковский играл помещика и выходил на сцену в белой черкеске, а в изуродованной руке, вместо платка, постоянно держал нагайку.</text:p>
      <text:p text:style-name="P12">В постановке участвовала даже <text:span text:style-name="T6">Заведующая</text:span> Детск<text:span text:style-name="T6">им</text:span> <text:span text:style-name="T6">С</text:span>ектор<text:span text:style-name="T6">ом — </text:span><text:s/>Элеонора Николаевна. <text:s/><text:span text:style-name="T6">Наверное, её должность была выше, чем у Художественного Руководителя — Раисы Григорьевны, потому что она редко когда появлялась. И появлялась она всегда в длинных серёжках с блестящими камушками и в белых блузках с кружевными воротничками, <text:s/>а движения рук были манерно заторможенные, в отличие от энергической жестикуляции Раисы Григорьевны. </text:span></text:p>
      <text:p text:style-name="P13">Когда директора не оказывалось на месте, приходилось покупать билет в кассе рядом с запертой дверью его кабинета.</text:p>
      <text:p text:style-name="P15">В один из таких разов я сел в ряду перед двумя своими одноклассницами — Таней и Ларисой. </text:p>
      <text:p text:style-name="P15">Когда-то Таня мне нравилась больше, но показалась слишком недостижимой и я сосредоточился на Ларисе, после занятий <text:span text:style-name="T7">старался догнать</text:span> её по дороге, потому что она тоже <text:span text:style-name="T7">ходила на Посёлок</text:span> по Нежинской <text:span text:style-name="T7">и всегда вместе с Таней </text:span>— они ведь соседки, а когда <text:span text:style-name="T7">Лариса</text:span> была участницей Детского Сектора <text:span text:style-name="T7">я однажды </text:span>проводил её по Профессийной до улицы Гоголя, потому что до своей — улицы Маруты — она не разрешила.</text:p>
      <text:p text:style-name="P14">Таня тогда тоже участвовала в Детском Секторе и в тот вечер всё поторапливала Ларису шагать быстрее,<text:span text:style-name="T7"> но потом рассердилась и ушла вперёд.</text:span></text:p>
      <text:p text:style-name="P16">Мы расстались на углу Гоголя и я пошёл по ней до Нежинской, <text:s/>восторженно вспоминая мило смеялась Лариса на мой тупой трёп, но у выхода на Нежинскую, под фонарём возле обледенелой колонки, мои восторги оборвались.</text:p>
      <text:p text:style-name="P16">Меня окликнули две чёрные <text:span text:style-name="T8">на белом снегу фигуры. Обе принадлежали ученикам нашей, тринадцатой школы. Один из параллельного класса, а второй десятиклассник Колесников; оба жили где-то на Маруте. </text:span></text:p>
      <text:p text:style-name="P17">Колесников начал мне втолковывать, что если я ещё хоть раз подойду к Ларисе, и если он услышит, или ему скажут, и вообще — я понял что он мне сделает? И эти толкования он повторял по кругу, немного меняя местами, а я вдруг почувствовал, как <text:s/>сзади что-то вдруг схватило меня за икру и треплет; я подумал — <text:s/>это собака и оглянулся, но там был только снежный сугроб и больше ничего. В тот момент мне полностью дошёл смысл выражения «поджилки трясутся».</text:p>
      <text:p text:style-name="P18">Я бормотал, что понял, он переспрашивал всё ли я понял, я говорил, что да, всё, но не смотрел им в лица, а думал, если б из нашей хаты сейчас подошёл за водой дядя Толик, бывший чемпион области по штанге в полусреднем весе.</text:p>
      <text:p text:style-name="P18">Нет, не подошёл; в то утро я принёс достаточно.</text:p>
      <text:p text:style-name="P18">И вот теперь, при всём зрительном зале, я уселся перед парой своих одноклассниц, чувствуя всё неосмотрительность своего поступка, но не в силах повести себя иначе.</text:p>
      <text:p text:style-name="P18">Я <text:s/>обернулся к ним и что-то говорил в общем предсеансовом галдеже полного зала, но Лариса молчала, а отвечала только Таня, пока Лариса не обратилась ко мне:</text:p>
      <text:p text:style-name="P18">- Не ходи за мной, а то ребята меня тобою дразнят.</text:p>
      <text:p text:style-name="P18">Я не нашёлся что ответить, молча поднялся и <text:span text:style-name="T9">по боковому проходу побрёл к выходу, унося в груди осколки разбитого сердца.</text:span></text:p>
      <text:p text:style-name="P19">И, на подходе к последним рядам, моя чёрная печаль <text:span text:style-name="T10">и вовсе </text:span>обернулась мраком — в зале погас свет и начался фильм.</text:p>
      <text:p text:style-name="P19">Я уселся в свободное кресло с краю: ведь это был Винниту — вождь Аппачей! </text:p>
      <text:p text:style-name="P18"/>
      <text:p text:style-name="P20">В хате номер девятнадцать по улице Нежинской старика Дузенко уже не было, на его площади проживали две <text:s/>старушки — <text:s/>вдова Дузенко и её сестра, переехавшая к ней из села. </text:p>
      <text:p text:style-name="P20">И на половине Игната Пилюты осталась лишь Пилютиха. Она из хаты и носу не показывала и ставни выходящих на улицу окон <text:span text:style-name="T11">порой неделями не открывались. </text:span></text:p>
      <text:p text:style-name="P21">Наверное, она ходила на Базар или в магазин, но мои с ней пути не пересекались.</text:p>
      <text:p text:style-name="P20"><text:soft-page-break/></text:p>
      <text:p text:style-name="P20">В феврале <text:span text:style-name="T12">бабу Катю вдруг отвезли в больницу.</text:span></text:p>
      <text:p text:style-name="P22">Наверное, только для меня, с моей жизнью раздéленой между школой, Клубом, книгами и телевизором, это оказалось вдруг.</text:p>
      <text:p text:style-name="P22">Когда хочешь везде поспеть, некогда примечать окружающее.</text:p>
      <text:p text:style-name="P22">Я прибегал со школы и, закрыв калитку, проходил на наше крыльцо под окном Пилютихи, в котором виднелся её профиль в <text:span text:style-name="T13">распущенном</text:span> чёрном головном платке <text:span text:style-name="T13">и рука, вскинутая в сторону стенки между её и нашей кухнями. </text:span></text:p>
      <text:p text:style-name="P23">Дома я бросал папку со школьными учебниками и тетрадями в расселину между диваном и этажеркой под телевизором и возвращался на кухню — обедать с братом и сестрой, если они ещё не поели.</text:p>
      <text:p text:style-name="P23">Мама и тётя Люда готовили раздельно для своих семей и баба Катя обедала с Ирочкой и Валериком за тем же кухонным столом под стенкой, что отделяла от хаты Дузенко.</text:p>
      <text:p text:style-name="P23">В дневное время по телевизору ничего не показывали, кроме заставки с кругом и кубиками: для настройки изображения с помощью мелких ручек на его задней стенке, если круг неровный, то у дикторов лица окажутся сплюснутыми, или наоборот.</text:p>
      <text:p text:style-name="P23">Поэтому до пяти часов телевизор не включали и обед проходил под неразборчивый бубнёж за стенкой у Пилютихи, который иногда преходил в крик не понять о чём. </text:p>
      <text:p text:style-name="P24">Я уходил в Клуб и, возвращаясь, опять видел в окне Пилютиху, в подсветке от лампочки в какой-то из её дальних комнат. На кухне она свет не включала.</text:p>
      <text:p text:style-name="P24">После возвращения с работы всех четырёх родителей, Пилютиха добавляла громкости.</text:p>
      <text:p text:style-name="P24">Отец говорил:</text:p>
      <text:p text:style-name="P24">- Вот Геббельс, опять завела свою шарманку.</text:p>
      <text:p text:style-name="P24">Один раз дядя Толик приставил к стене большую чайную чашку — <text:s/>пос<text:span text:style-name="T14">лушать о чём она там халяву развернула.</text:span></text:p>
      <text:p text:style-name="P25">Я тоже прижал ухо к донышку — бубнёж приблизился и раздавался уже не за стеной, а внутри белой чашки, но так и остался неразборчивым.</text:p>
      <text:p text:style-name="P25">Мама советовала не обращать внимания на полоумную старуху, а тётя Люда пояснила — Пилютиха всех нас проклинает через стену и, обращаясь к той же стене, сказала:</text:p>
      <text:p text:style-name="P25">- И это вот всё тебе же за пазуху.</text:p>
      <text:p text:style-name="P25">Баба Катя ничего не говорила, а только виновато улыбалась. В какие-то дни она иногда постанывала, но не громче, чем речи Геббельса из-за стены.</text:p>
      <text:p text:style-name="P25">И вот вдруг приехала скорая и её увезли в больницу.</text:p>
      <text:p text:style-name="P25">Не знаю, была ли Пилютиха полоумной — как-то ведь справлялась жить в одиночку.</text:p>
      <text:p text:style-name="P25">Дочка в конце войны уехала из Конотопа, от греха подальше — чтоб не придрались за её весёлое поведение с военными немецкого штаба, квартировавшегося в их хате.</text:p>
      <text:p text:style-name="P25">Сын Григорий получил свои десять лет за какое-то убийство. Пилюта умер. Телевизора нет.</text:p>
      <text:p text:style-name="P25">Может затем и проклинала, чтоб не ополоуметь.</text:p>
      <text:p text:style-name="P25"/>
      <text:p text:style-name="P26">Через три дня бабу Катю привезли обратно и положили на обтянутый дерматином матрас-кушетку — всё что осталось от когдатошнего дивана с валиками — под окном кухни, напротив плиты-печки. </text:p>
      <text:p text:style-name="P27">Она никого не узнавала и не разговаривала, а лишь протяжно и громко стонала.</text:p>
      <text:p text:style-name="P27">Вечером все собирались перед телевизором и закрывали створки двери на кухню, чтобы не слышать её стонов <text:span text:style-name="T15">и тяжёлого запаха</text:span>. <text:s/>В эту же комнату перенесли кровати Архипенков из кухни и ночевали вдесятером.</text:p>
      <text:p text:style-name="P27">Ещё раз вызывали скорую, но те её не увезли, а только сделали укол.</text:p>
      <text:p text:style-name="P27">Баба Катя ненадолго затихла, но потом снова начала метаться на кушетке, повторяя одни и те же вскрики:</text:p>
      <text:p text:style-name="P27">- А божечки! А пробочки!</text:p>
      <text:p text:style-name="P27">Через несколько лет я догадался, что «пробочки» это от украинского «пробi» <text:span text:style-name="T14">— «</text:span>прости господи».</text:p>
      <text:p text:style-name="P27"><text:soft-page-break/></text:p>
      <text:p text:style-name="P27">Баба Катя умирала трое суток. Наши семьи ютились по соседям <text:span text:style-name="T14">— Архипенки</text:span> в пятнадцатом номере, а мы в двадцать первом, на половине Ивана Крипака.</text:p>
      <text:p text:style-name="P27">Взрослые соседи давали родителям невразумительные советы, что в нашей хате нужно взломать порог, или какую-то там половицу.</text:p>
      <text:p text:style-name="P27">Самое практичное предложение внесла тётя Тамара Крипачка, жена Ивана Крипака. Она сказала, что <text:s/>кушетка с бабой Катей стоит под окном с полуоткрытой <text:s/><text:span text:style-name="T15">форточкой и свежий воздух продлевает её страдания.</text:span></text:p>
      <text:p text:style-name="P28">В тот же вечер, <text:s text:c="2"/>мама и тётя Люда, уходя из нашей хаты, куда заглянули прихватить ещё одеял, потушили там свет и, когда были уже на крыльце, тётя Люда подкралась к кухонному окну и плотно прикрыла форточку.</text:p>
      <text:p text:style-name="P28">Она так же крадучись спустилась ко мне и маме — я держал одеяла — улыбаясь, как напроказившая девочка, или так уж мне показалось в темноте безлунной зимней ночи.</text:p>
      <text:p text:style-name="P28"/>
      <text:p text:style-name="P28">Утром мама разбудила нас на полу в столовой хаты Крипаков известием, что баба Катя умерла.</text:p>
      <text:p text:style-name="P28">На следующий день были похороны. Я не хотел идти, но мама сказала, что я должен.</text:p>
      <text:p text:style-name="P28">Меня жёг стыд; казалось — всем известно, что бабу Катю удушили её же дочери. Поэтому я отпустил уши своей кроличьей шапки и сдвинул её на глаза. Так и прошёл весь путь от нашей хаты до кладбища, повесив повинную голову и глядя в ноги шагавших впереди.</text:p>
      <text:p text:style-name="P28">А может никто и не догадался, что это я от стыда, потому что дул сильный ветер и хлестал по лицу жёстким снегом.</text:p>
      <text:p text:style-name="P28">На кладбище, когда рядом с кучей комьев чёрной земли на снегу <text:s/>в последний раз взвыли трубы, все заплакали — и мама, и тётя Люда, и даже дядя Вадя.</text:p>
      <text:p text:style-name="P20"/>
      <text:p text:style-name="P29">Живя всё дальше и дальше, мы становимся необратимо черствее; когда-нибудь и я обернусь железным сухарём из котомки скиталицы, бродившей в поисках Финиста — ясна сокола.</text:p>
      <text:p text:style-name="P29"/>
      <text:p text:style-name="P29">Известие о смерти Юрия Гагарина поразило нас, но не так трагично, как гибель Комарова за одиннадцать месяцев до него — чёрствость уже научила нас, что даже космонавты смертны.</text:p>
      <text:p text:style-name="P29">Теле-диктор, опустив глаза в листок с текстом, прочитал, что, при выполнении тренировочного полёта на реактивном самолёте, Гагарин и его напарник Серёгин разбились при заходе на посадку.</text:p>
      <text:p text:style-name="P29">Потом он поднял взгляд и объявил траур.</text:p>
      <text:p text:style-name="P30">Когда человек читает с листа бумаги, это не значит, что он прячет глаза от стыда, просто у него работа такая, иначе откуда ещё мы узнавали бы новости?</text:p>
      <text:p text:style-name="P30">Конечно, остаются ещё слухи, но они приходят неизвестно откуда и неизвестно насколько они правдивы, <text:span text:style-name="T16">ведь нет ни дат, ни очевидцев.</text:span></text:p>
      <text:p text:style-name="P31">Незадолго до смерти Гагарина, я слыхал в разговорах взрослых, что он не такой уж и безупречный герой, потому что зазнался и не хранит верность жене. Тот шрам на правой брови заработал выпрыгивая со второго этажа от любовницы.</text:p>
      <text:p text:style-name="P31">Но кому нужны нынче всякие слухи, или, там, факты?</text:p>
      <text:p text:style-name="P32">Для моего сына Ашота и, значит, всего его поколения Гагарин — просто имя из учебника истории, как для меня был, скажем, Тухачевский. </text:p>
      <text:p text:style-name="P32">Слетал? <text:s/>— молодец. Расстреляли? — жаль. </text:p>
      <text:p text:style-name="P32">И пошли жить дальше, <text:span text:style-name="T17">черствея над своими проблемами, не задаваясь вопросами: как да почему.</text:span></text:p>
      <text:p text:style-name="P33">Но для меня Гагарин не учебник, а часть моей собственной жизни и, пока жив, мне интересно разобраться что в ней было, как и почему. <text:span text:style-name="T18">И попробуй не полюбить такого помощника, как интернет.</text:span></text:p>
      <text:p text:style-name="P33"/>
      <text:p text:style-name="P33">Владимир Комаров знал, что из полёта живым он не вернётся, потому что его дублёр, Юрий <text:soft-page-break/>Гагарин, осматривая космический корабль «Восход», обнаружил более двухсот неисправностей, о чём составил письменный доклад на десяти страницах и передал, через своё командование, Брежневу. </text:p>
      <text:p text:style-name="P33">Командование доклад не передало, знали — Брежнев не изменит дату запуска, иначе американцы обгонят.</text:p>
      <text:p text:style-name="P34">Комаров мог отказаться идти на смерть, но тогда бы полетел <text:s text:c="2"/>его дублёр — Гагарин, и он не отказался.</text:p>
      <text:p text:style-name="P34">В день запуска Гагарин явился на стартовую площадку облачённым в скафандр космонавта с требованием, чтобы отправили его, а не Комарова, но его не послушали.</text:p>
      <text:p text:style-name="P34">После захоронения праха Комарова в Кремлёвской стене, рядом с прахом маршала Малиновского, поведение Гагарина в отношении вышестоящих стало крайне вызывающим и бесконтрольным, <text:span text:style-name="T19">по непроверенным слухам, на одном из правительственных банкетов он плеснул спиртным в лицо Брежневу.</text:span></text:p>
      <text:p text:style-name="P36">Американцы не верят в правдоподобность подобного инцидента не потому, что ни тупые, а просто у них другая грамматика. <text:s/>В русском языке «мать» и «смерть» одного рода, так что для русского мужика между ними, сознательно или бессознательно, есть нечто общее. </text:p>
      <text:p text:style-name="P36">Ну, как перевести на американский язык слово «смертушка», если у них есть только «мистер Смерть»? </text:p>
      <text:p text:style-name="P35">Не всё укладывается в голове, пока не прочувствовал.</text:p>
      <text:p text:style-name="P35">Вот так, запхав противотанковую мину под ремень, с криком «мама! <text:span text:style-name="T20">р</text:span>оди меня обратно!» бросаются под танки, <text:span text:style-name="T20">и пусть потом ломают головы об загадочность русской души.</text:span></text:p>
      <text:p text:style-name="P37">Разгадка в языке.</text:p>
      <text:p text:style-name="P37"/>
      <text:p text:style-name="P37">Гагарина не отчислили из отряда космонавтов — он принадлежал уже всей планете.</text:p>
      <text:p text:style-name="P37">Посещал занятия, делал тренировочные вылеты.</text:p>
      <text:p text:style-name="P37">Знал ли, что «тик-так» уже запущен?</text:p>
      <text:p text:style-name="P37">Думаю — да, в космонавты отбирали не только за физические, но и умственные данные.</text:p>
      <text:p text:style-name="P37">Не знал только где и когда.</text:p>
      <text:p text:style-name="P38"/>
      <text:p text:style-name="Standard"><text:span text:style-name="T21">27 марта 1968 года Юрий Гагарин </text:span><text:span text:style-name="T30">погиб</text:span><text:span text:style-name="T23"> </text:span><text:span text:style-name="T21">в авиационной катастрофе вблизи деревни <text:s/></text:span><text:span text:style-name="T23">Новосёлово </text:span><text:span text:style-name="T21">Киржачского района </text:span><text:span text:style-name="T23">Владимирской области.</text:span></text:p>
      <text:p text:style-name="P39"><text:span text:style-name="T23">У</text:span><text:span text:style-name="T22">тро было туманное, тренировочный полёт на самолёте МИГ закончен, до аэродрома оставалась пара минут, высота пятьсот метров и тут из низких облаков свалился реактивный СУ, который по лётному плану на это утро должен был проводить испытательный полёт на высоте четырнадцати километров в совсем другой стороне.</text:span></text:p>
      <text:p text:style-name="P39"><text:span text:style-name="T22">Управляемый опытным лётчиком-испытателем, громадный, по сравнению с тренировочным МИГом, СУ про</text:span><text:span text:style-name="T24">мчался</text:span><text:span text:style-name="T22"> рядом с заходящим на посадку самолётом и </text:span><text:span text:style-name="T24">тот, захваченный турбулентностью, завертелся, как щепка в буруне, вошёл в штопор и рухнул в лес. Звук взрыва донёсся до аэродрома.</text:span></text:p>
      <text:p text:style-name="P41">Имеющий уши да услышит.</text:p>
      <text:p text:style-name="P40"/>
      <text:p text:style-name="P41">Фадеев — Хрущёв; Гагарин — Брежнев.</text:p>
      <text:p text:style-name="P41"><text:span text:style-name="T31">Понима</text:span>ющий <text:s/>да уразумеет.</text:p>
      <text:p text:style-name="P41"/>
      <text:p text:style-name="P42">И снова меня занесло: взялся рассказывать о себе и вдруг посторонние лица, с которыми я в жизни не встречался и лишь теперь понимаю, что и они — часть меня. </text:p>
      <text:p text:style-name="P42">Ладно, хватит умничать; возвращаюсь в шестьдесят восьмой год, когда мне <text:span text:style-name="T34">идёт</text:span> пятнадцатый год <text:span text:style-name="T32">и <text:s text:c="2"/>возмущают чехи — поддавшись на агитацию ЦРУ, затеяли контрреволюцию в дружном лагере социалистических государств, загородили дорогу детскими колясками и наш танкист, чтоб не наехать, <text:s/>круто завернул свой танк, упал с моста и погиб, как сообщили в программе «Время».</text:span></text:p>
      <text:p text:style-name="P43">Потом, конечно, коммунистическая партия навела в стране порядок с помощью военного <text:soft-page-break/>контингента из братских стран и мы стали жить дальше.</text:p>
      <text:p text:style-name="P43">Между прочим, Конотоп в те времена превосходил многие более крупные города <text:span text:style-name="T33">в развитии телевидения, потому что у нас <text:s/>по телевизору показывали целых два канала. Один — ЦТ, то есть центральное телевидение с программой «Время», новогодними огоньками, КВНом и хоккеем, а второй — городская телестудия, которая вещала только по вечерам, но зато кинофильмы показывала чаще, чем на ЦТ.</text:span></text:p>
      <text:p text:style-name="P44">Поскольку цветных телевизоров тогда ещё и в помине не было, то на экран нашего отец натянул лист прозрачной слюды, но с оттенками, чтоб небу придавать голубизны, траве — зеленоватости и так далее. </text:p>
      <text:p text:style-name="P44">Говорили, что под этой слюдой лица дикторов получаются более телесного цвета. </text:p>
      <text:p text:style-name="P44">Я таких тонкостей не мог различить, хоть, вроде, и не дальтоник.</text:p>
      <text:p text:style-name="P44">Такие добавки были в моде по всему Конотопу и лист этот дядя Толик привёз с работы, а он был <text:span text:style-name="T34">фрезеровщиком</text:span> в рембазе, где ремонтируют вертолёты и, значит, должны понимать в таких делах.</text:p>
      <text:p text:style-name="P45">Телеканалы переключались щёлканьем большой ручки пониже экрана, но в дневное время ЦТ и городская студия показывали только беззвучный круг для настройки, а на всех остальных шипел крупнозернистый <text:s/>«снег» и прыгали белые полосы.</text:p>
      <text:p text:style-name="P45">Однако, каждый день ровно в три кто-то из технических работников конотопской телестудии включал <text:span text:style-name="T35">на полчаса </text:span>музыку — ноктюрн Таривердиева, песни в исполнении Валерия Ободзинского или Ларисы Мондрус <text:s/><text:span text:style-name="T35">на фоне всё того же настроечного круга.</text:span></text:p>
      <text:p text:style-name="P46">Мы — <text:s/>Саша, Наташа или я — непременно включали послушать, хотя записи почти не менялись и мы уже на память знали что за чем будет.</text:p>
      <text:p text:style-name="P46">Помимо того, <text:s/>в Конотопе хватало и независимых подпольных радиостанций, которые выходили в эфир в диапазоне средних волн; тут тебе и «Король кладбища», и «Каравелла» и кто ещё как назовётся.</text:p>
      <text:p text:style-name="P46">Их недостатком была нерегулярность — неизвестно когда включать приёмник, чтоб услышать «привет всем, в эфире радиостанция Шкет, <text:span text:style-name="T36">кто меня слышит подтвердите» и вслед за этим хриплый ор Высоцкого про опального стрелка или как мы прём на звездолёте, а у дельфина вспорото брюхо винтом...</text:span></text:p>
      <text:p text:style-name="P47">Потом вмешивалась радиостанция «Нинуля» и начинала доказывать Шкету, что тот сел не на свою волну и что Нинуля <text:s text:c="2"/>уже неделю именно тут выходит. Они начинали переругиваться:</text:p>
      <text:p text:style-name="P47">- Ты на кого бочку катишь, шмакодявка?</text:p>
      <text:p text:style-name="P47">- <text:span text:style-name="T37">А ты чё возбухаешь? Давно в чужих руках не усцыкался?</text:span></text:p>
      <text:p text:style-name="P47">- <text:span text:style-name="T37">Закрой поддувало!</text:span></text:p>
      <text:p text:style-name="P48">Но мата не было.</text:p>
      <text:p text:style-name="P48">Отец говорил, что даже наш приёмник-радиолу можно в два счёта превратить в такую радиостанцию, только нужен микрофон. </text:p>
      <text:p text:style-name="P48">Но на наши с Чепой просьбы превратить, а микрофон мы достанем, он отвечал отказом, потому что это радио-хулиганство и по городу ездят специальные машины, чтоб хулиганов этих запеленговать, а потом штраф и конфискация всей радиоаппаратуры в хате, вплоть до телевизора.</text:p>
      <text:p text:style-name="P48">Иногда же эти хулиганы вместо Высоцкого затевали долгие переговоры о том у кого какой есть конденсатор и на какие диоды он согласен поменять, и договаривались встретиться на Миру.</text:p>
      <text:p text:style-name="P48">- А как я тебя узнаю?</text:p>
      <text:p text:style-name="P48">- Ничего, я тебя знаю — сам подойду.</text:p>
      <text:p text:style-name="P49">Поэтому мы возвращались на круг настройки в телевизоре к сто раз слышанному, но более надёжному Ободзинскому.</text:p>
      <text:p text:style-name="P49">Мир, как, наверное, уже говорилось — это площадь перед одноимённым кинотеатром, обрамлённая длинными пятиэтажками. </text:p>
      <text:p text:style-name="P49">В центре её гранитный обод большого фонтана, что включался раз в два года и бил кверху высокой белой струёй. <text:s/>От широких ступеней крыльца главного входа <text:span text:style-name="T38">кинотеатра </text:span>к углам <text:soft-page-break/>площади расходятся лучи асфальтных дорожек обсаженные красивыми каштанами, <text:span text:style-name="T38">как и тротуар вдоль проспекта Мира; между каштанами газоны зелёной травы с парой протоптанных тропинок, а в аллеях и вокруг фонтана — редкие длинные скамейки из крашенных деревянных брусьев. </text:span></text:p>
      <text:p text:style-name="P50">Тёплыми вечерами на площади начинался «блядоход» <text:span text:style-name="T38">—</text:span> неторопливые, плотные волны прохожих шли вдоль аллей, но площад<text:span text:style-name="T39">ь</text:span> не покидали, а всё кружили и кружили, <text:span text:style-name="T39">просматривая</text:span> лица и одежды точно такого же встречного потока или <text:span text:style-name="T39">тех</text:span> счастливчиков, кому досталось место на скамейках.</text:p>
      <text:p text:style-name="P50">Асфальт аллей устилал мягкий ковёр шелухи, плотневший вкруг скамеек, потому что и циркулирующие, и <text:span text:style-name="T39">усевшиеся</text:span> непрестанно грызли чёрные семечки, сплёвывая несъедобную их <text:span text:style-name="T39">часть</text:span>.</text:p>
      <text:p text:style-name="P51">Иногда и я проходил в том потоке, направляясь к остановке трамвая после закончившегося в кинотеатре сеанса, но редко, потому что от одной серии Фантомаса до другой приходилось ждать по полгода.</text:p>
      <text:p text:style-name="P52">Днём же скамейки по большей части пустовали, правда один раз с одной из них меня и Кубу окликнули пара взрослых парней с требованием мелочи. </text:p>
      <text:p text:style-name="P52">Куба стал заверять, что у нас нет, а я предложил:</text:p>
      <text:p text:style-name="P52">- Сколько выпадет — забирай!- и с этими словами <text:s/>выдернул левый карман своих брюк, ещё и прихлопнул по его висящему наизнанку мешочку.</text:p>
      <text:p text:style-name="P52">Правый беспокоить я не стал, потому что там было копеек десять на трамвай.</text:p>
      <text:p text:style-name="P52">Парень оглянулся по сторонам и пообещать пришибить меня, но со скамейки не <text:span text:style-name="T40">поднялся</text:span>. <text:s/></text:p>
      <text:p text:style-name="P53">Мы пошли дальше и Куба выговаривал мне за наглость, с которой я нарываюсь схлопотать по морде.</text:p>
      <text:p text:style-name="P103"><text:span text:style-name="T25">Наверно, он был прав, а мне это просто не пришло в голову от увлечённости</text:span><text:span text:style-name="T22"> </text:span><text:span text:style-name="T25">идеей сделать красивый жест — выдернуть пустой карман. </text:span></text:p>
      <text:p text:style-name="P104"><text:span text:style-name="T25">Что выручило? Возможно, </text:span><text:span text:style-name="T26">вымогатель решил, что за мной есть кто-то </text:span><text:span text:style-name="T27">из авторитетных хлопцев</text:span><text:span text:style-name="T26">, иначе с чего бы я так безоглядно борзел?</text:span></text:p>
      <text:p text:style-name="P103"/>
      <text:p text:style-name="P104"><text:span text:style-name="T26">- Явился, не запылился, Сергей Огольцов из Конотопа,- сказала Раиса Григорьевна</text:span><text:span text:style-name="T27">, когда мы с Чепой входили </text:span><text:span text:style-name="T26"><text:s/></text:span><text:span text:style-name="T27">в комнату Детского сектора.</text:span></text:p>
      <text:p text:style-name="P54">Увидев, что я не понял юмора, она протянула журнал «Пионер», раскрытый на странице с рассказиком, под которым чётким чёрным шрифтом стояло: «Сергей Огольцов, г. Конотоп».</text:p>
      <text:p text:style-name="P54">Я уже и думать забыл, как прошлой осенью послал на объявленный журналом конкурс две тетрадных странички про разговор с гномиком, что примерещился задремавшему мне. </text:p>
      <text:p text:style-name="P105"><text:span text:style-name="T22">И вот вдруг — на тебе! </text:span><text:span text:style-name="T29">Как сладко пахла краска свежего номера журнала! </text:span><text:span text:style-name="T22">У меня как-то ослабли ноги </text:span><text:span text:style-name="T28">и почувствовался мягкий удар в затылок, но почему-то изнутри.</text:span></text:p>
      <text:p text:style-name="P106"><text:span text:style-name="T22">Я опустился на сиденье одного из трёх пошарпанных кинозальных кресел вдоль трубы под окном и прочитал публикацию, </text:span><text:span text:style-name="T29">в которой почти <text:s/>ничего и не осталось от того, что я им посылал, а гномик рассказывал про какого-то кинорежиссёра Птушко</text:span><text:span text:style-name="T22">. <text:s/></text:span></text:p>
      <text:p text:style-name="P55">Впрочем, ни в Детском секторе, ни дома я ни с кем не поделился, что большая часть рассказа написана не мною — в конце концов, не каждый день тебя печатают в толстом ежемесячном журнале.</text:p>
      <text:p text:style-name="P55"/>
      <text:p text:style-name="P62">К началу лета мама растолстела и отец <text:s/>завёл с нами — своими детьми — разговор: не хотим ли мы, чтоб у нас появился ещё братик? Назовём например, Алёшкой, а?</text:p>
      <text:p text:style-name="P62">Наташа сморщила нос, Сашка молчал, а я пожал плечами и сказал:</text:p>
      <text:p text:style-name="P62">- Зачем?</text:p>
      <text:p text:style-name="P62">Прибавление семейства казалось мне не то, чтобы стыдным, но как-то неловким — слишком велика возрастная разница между родителями и предложенным младенцем.</text:p>
      <text:p text:style-name="P62">Больше отец не начинал подобных <text:s/>разговоров, а через пару недель я случайно услышал, как мама говорила тёте Люде:</text:p>
      <text:p text:style-name="P56">- <text:span text:style-name="T45">Я приняла таблетки, а тут ещё в ларёк бочки с пивом завезли, их тоже покатала и — всё.</text:span></text:p>
      <text:p text:style-name="P62"><text:soft-page-break/>Так в нашем поколении конотопских Огольцовых нас так и осталось только трое, а мама навсегда осталась толстой.</text:p>
      <text:p text:style-name="P62"/>
      <text:p text:style-name="P62">Её ларёк стоял на центральной аллее городского парка напротив площади Мир. Он походил на застеклённую круглую беседку под жестяной крышей. <text:span text:style-name="T46">Сзади была железная дверь, что запиралась висячим замком, а торговля велась через открытое на дорожку окно, под которым вытарчивал <text:s text:c="2"/>квадратный прилавок.</text:span></text:p>
      <text:p text:style-name="P63">Кроме пива в тёмных деревянных бочках, в которые вставлялся шланг с креплением, чтоб оно подымалось в кран рядом с окошком, в ларьке было ещё печенье, развесные конфеты, пачки табачных изделий, ситро, <text:span text:style-name="T47">проволочные ящики с бутылками плодово-ягодного <text:s/>вина <text:s/>Билэ Мицнэ, с </text:span>грузинск<text:span text:style-name="T47">им</text:span> Ркацетели и ещё <text:span text:style-name="T52">непонятно </text:span>чь<text:span text:style-name="T47">им под</text:span> названием Рислинг, которое никак не распродавалось.</text:p>
      <text:p text:style-name="P64">Белое неплохо раскупалось, потому что поллитровая бутылка стоила один рубль и две копейки. Папиросы с сигаретами тоже не залёживались, но главным двигателем торговли было пиво. Когда случалась задержка и его несколько дней не подвозили с торговой базы ОРСа <text:span text:style-name="T45">— </text:span>отдела рабочего снабжения <text:span text:style-name="T45">— </text:span>мама начинала вздыхать, что в этот месяц ей не удастся выполнить план и значит <text:s text:c="2"/>получку срежут.</text:p>
      <text:p text:style-name="P64">Жизнь моя катилась наезженным путём и его колея, почему-то <text:span text:style-name="T48">пролегала в стороне от городского парка, хотя младшие иногда хвастались, что заглянули к маме на работу попить ситро бесплатно.</text:span></text:p>
      <text:p text:style-name="P65">Впрочем, однажды я провёл в ларьке почти целый день из-за разведчика Александра Белова.</text:p>
      <text:p text:style-name="P66">В те бездонно давние времена невозможно было подписаться на ежемесячный журнал Роман-Газета. <text:s/>Найти его удавалось лишь в библиотеках или у какого-нибудь счастливчика, который взял почитать у предыдущего счастливчика.</text:p>
      <text:p text:style-name="P69">Журнал оправдывал своё название — печатался на газетной бумаге, <text:span text:style-name="T52">по</text:span> два столбца на странице и <text:s/>по толщ<text:span text:style-name="T52">ин</text:span>е журнал Пионер или Юность. </text:p>
      <text:p text:style-name="P69">Если какой-то роман не помещался в одном номере, его продолжение допечатывали в следующем. Правда, иногда в нём бывали повести, рассказы и, совсем уж изредка, стихи, но не более двух авторов в номере.</text:p>
      <text:p text:style-name="P67">В том году разнёсся слух, <text:s/>что в Роман-Газете напечатали Щит и Меч Вадима Кожевникова. Я спросил в библиотеке Клуба, но мне сказали, что все три номера на руках и за ними уже целая очередь.</text:p>
      <text:p text:style-name="P68">Когда мама сказала, что ей на работе дали Щит и Меч на два дня, мои <text:span text:style-name="T49">накатанные </text:span>рельсы враз развернулись в сторону ларька, <text:span text:style-name="T49">куда</text:span> <text:span text:style-name="T49">я </text:span>и пришёл <text:s/>на следующий день <text:span text:style-name="T49">чуть ли не до его открытия.</text:span></text:p>
      <text:p text:style-name="P70">Сначала я читал в ларьке, сидя на ящике с пустыми бутылками, потом догадался выйти на недалёкую скамейку, возвращаясь лишь для обмена номеров журнала да когда мама выходила в парковский туалет, <text:span text:style-name="T50">даже ещё и продал что-то.</text:span></text:p>
      <text:p text:style-name="P71">К концу дня я пережил с разведчиком Беловым, он же Иоганн Вайс, карьеру от рядового солдата германской армии до офицера абвера. </text:p>
      <text:p text:style-name="P72">Днём торговля шла вяло, потому что пиво кончилось и пустые бочки громоздились возле железной двери ларька, но с наступлением сумерек, <text:span text:style-name="T51">когда я перешёл в ларёк дочитывать последний номер под висящей с потолка желтовато тусклой лампочкой, про </text:span><text:s/>окончани<text:span text:style-name="T52">е</text:span> второй мировой войны, <text:span text:style-name="T51">поток покупателей стал нарастать.</text:span></text:p>
      <text:p text:style-name="P74">Я сложил прочитанные журналы стопкой <text:span text:style-name="T52">на коробке у двери.</text:span></text:p>
      <text:p text:style-name="P75">Поток превратился в очередь, плотно сбившуюся перед выступом квадратного прилавка. Поверх него к окошку тянулись руки с мятыми рублёвками и пригоршнями копеек.</text:p>
      <text:p text:style-name="P75">Мама сказала:</text:p>
      <text:p text:style-name="P75">- Подожди. Через полчаса закрываюсь. Поедем домой вместе.</text:p>
      <text:p text:style-name="P75">Я сидел у самой двери, чтоб не мешать, но и через полчаса на центральной аллее не стихала толкучка перед ларьком.</text:p>
      <text:p text:style-name="P75">- Мамань! Две пляшки биомицина и печенья грамм сто!</text:p>
      <text:p text:style-name="P75"><text:soft-page-break/>- Тётя! Тётя! Пачку Примы!</text:p>
      <text:p text:style-name="P75">- Сестрёнка! Бутылку Белого!</text:p>
      <text:p text:style-name="P75">- Белое кончилось.</text:p>
      <text:p text:style-name="P73">- <text:span text:style-name="T52">А вон в ящике что?</text:span></text:p>
      <text:p text:style-name="P73">- <text:span text:style-name="T52">Это Ркацетели, за рубль тридцать семь.</text:span></text:p>
      <text:p text:style-name="P73">- <text:span text:style-name="T52">Ладно, давай! Чтобы дома не трандели будем пить Ркацетели...</text:span></text:p>
      <text:p text:style-name="P75">Наконец, грузинское тоже кончилось, толпа рассосалась; мама опускает фрамугу окошка, но приходится снова открыть — под фонарями аллеи прибежал опоздавший — и, с горя, что всё кончилось, выпросил продать ему бутылку дорогого непонятного Рислинга за рубль семьдесят восемь, хотя торговать спиртным уже полчаса, как нельзя.</text:p>
      <text:p text:style-name="P76">Когда мама заперла ларёк и мы шли к трамвайной остановке на Миру, я спросил:</text:p>
      <text:p text:style-name="P76">- Мам, это у тебя каждый день такое творится?</text:p>
      <text:p text:style-name="P76">- Нет, Серёжа. Сегодня — воскресенье.</text:p>
      <text:p text:style-name="P76"/>
      <text:p text:style-name="P76">А летом нас снова ждёт Кандыбино, но теперь кроме плавок и бутерброда с плавленым сырком надо не забыть колоду карт.</text:p>
      <text:p text:style-name="P76">На каждом пляжном одеяле между смородинных кустов идут баталии в «дурака», он же «подкидной», под музыку из портативных радиоприёмников.</text:p>
      <text:p text:style-name="P76">Самым завидным считался, конечно, «Спидола», рижского радиозавода, размером с тетрадку, а толщиною в кирпич.</text:p>
      <text:p text:style-name="P76">В его чёрном пластмассовом корпусе таится телескопическая антенна, которую вытаскивают за кнопку на конце самой тонкой её секции, чтоб получилась поблескивающая никелировкой удочка для ловли коротких волн.</text:p>
      <text:p text:style-name="P76">Длинные и средние волны приёмник принимал беж выдвигания антенны.</text:p>
      <text:p text:style-name="P76">Ловить радиостанции на коротких волнах — занятие безнадёжное; половина диапазона тонет в шипении, треске и вое, которыми наши глушат «голоса» на службе у ЦРУ: «Голос Америки», «Радио Свобода», лондонскую Би-Би-Си.</text:p>
      <text:p text:style-name="P76">Так что на пляже все слушали радиостанцию «Маяк» всесоюзного радио, которая передавала сигналы точного времени и новости каждые полчаса, а остальной эфир заполняла концертами по заявкам радиослушателей.</text:p>
      <text:p text:style-name="P76">Но одному на Кандыбино лучше не ездить, и не только потому, что не с кем будет играть в карты, но и для безопасности.</text:p>
      <text:p text:style-name="P77">Однажды, не вняв предупреждению Кубы и Чепы я в одиночку переплыл Кандыбино к невысокой дамбе рыбных озёр.</text:p>
      <text:p text:style-name="P77">На том берегу оказалась группа ребят моего возраста. Один спросил меня на украинском:</text:p>
      <text:p text:style-name="P77">- Пеку бачыв?</text:p>
      <text:p text:style-name="P77">- Какого Пеку?- удивился я и получил от него удар в челюсть.</text:p>
      <text:p text:style-name="P77">Они все попрыгали в воду и уплыли.</text:p>
      <text:p text:style-name="P77">Больно не было, а только обидно. Наверное, загребельские хлопцы. И что, спрашивается, я им сделал?</text:p>
      <text:p text:style-name="P77">В те давние времена я ещё не знал, что все мои беды...</text:p>
      <text:p text:style-name="P77">Кроме Кандыбино в Конотопе есть и другие места купания. Например, заполненная водою балка посреди поля за Посёлком.</text:p>
      <text:p text:style-name="P77">Там иногда бывало людно, даже из Города приезжали ребята.</text:p>
      <text:p text:style-name="P77">А мы втроём пару раз на своих велосипедах ездили на речку Езуч — совсем другой край города.</text:p>
      <text:p text:style-name="P77">Течения там почти нет, на берегах зелёная трава и толстые ивы; и глубина не маленькая — одном месте даже стояла вышка для прыжков в воду из железных труб. Арматурная лесенка лесенка вела на два уровня высотой в три и пять метров.</text:p>
      <text:p text:style-name="P77">Мы не сразу решились прыгнуть с трёхметрового выступа и то не «головкой», а «бомбочкой», то есть пятками книзу. </text:p>
      <text:p text:style-name="P77">Забирались и на пятиметровую секцию, но, посмотрев как далеко внизу вода оттуда, молча <text:soft-page-break/>спустились. Даже Куба.</text:p>
      <text:p text:style-name="P77">Уже уезжая, мы видели как один взрослый прыгнул с пятиметрового «ласточкой».</text:p>
      <text:p text:style-name="P78">Единственный недостаток Езуча — его безлюдье. Кроме нас и одинокого ныряльщика никого там не оказалось.</text:p>
      <text:p text:style-name="P78">А самое популярное место летнего отдыха конотопчан это, конечно же, пляжный Залив на реке Сейм — всего две остановки пригородной электричкой от Вокзала.</text:p>
      <text:p text:style-name="P78">Но в то лето я туда не ездил.</text:p>
      <text:p text:style-name="P78">Не потому, что билет стоит двадцать копеек — в крайнем случае можно и «зайцем». Народу на Сейм набивается столько, что контролёры не успевают протиснуться по всем вагонам за десять минут.</text:p>
      <text:p text:style-name="P78">И не потому, <text:s/>что каждое лето Сейм пожинает угрюмую жатву из двух-трёх утопленников — молодые совсем ребята, которых потом хоронят многолюдными похоронами.</text:p>
      <text:p text:style-name="P78">Нет, Ведь со мной ничего такого случиться не может.</text:p>
      <text:p text:style-name="P78">Просто на Сейм ездят по выходным, как раз в те дни, когда мы с дядей Толиком отправляемся на рыбалку.</text:p>
      <text:p text:style-name="P78">Хотя пару раз заскакивали и на пляж — так, по пути — с привязанными к багажнику удочками.</text:p>
      <text:p text:style-name="P78">Один раз даже с ночёвкой, километра за два от пляжа.</text:p>
      <text:p text:style-name="P78">Это когда его брат, дядя Витя приехал из Сум свататься к тёте Наташе из пятнадцатого номера на Нежинской, где Архипенки ночевали во время кончины бабы Кати.</text:p>
      <text:p text:style-name="P78">У дяди Вити все волосы на месте — светло-русые, торчком зачёсанные кверху, как у стиляг из начала шестидесятых.</text:p>
      <text:p text:style-name="P78">Ему уже было за тридцать, но и тётя Наташа из пятнадцатого тоже не девочка. Зато вся хата ихняя — только она да двое родителей.</text:p>
      <text:p text:style-name="P78">В ту субботу на место ночёвки мы тоже приехали с удочками, чтобы на следующий день ловить рыбу.</text:p>
      <text:p text:style-name="P79">Но отец тёти Наташи ещё не успел привезти всех ночующих в своём Москвиче на условленное место.</text:p>
      <text:p text:style-name="P79">Чтобы скоротать время, мы с дядей Толиком поехали в пионерский лагерь в сосновом лесу, за полкилометра от Залива.</text:p>
      <text:p text:style-name="P79">И пока дядя Толик сгонял куда-то ещё «тут недалеко», я посмотрел в лагере кино Миллион Лет до Нашей Эры, про то,: как черноволосый Тумак, изгнанный своим племенем, насадил на толстый кол ящера-динозавра и племя светловолосых блондинов приняло его, потому что он спас блондинистого ребёнка.</text:p>
      <text:p text:style-name="P79">Когда кино кончилось приехал дядя Толик и мы вернулись к месту ночёвки, где уже все собрались — тётя Люда с Ирочкой и тётя Наташа со своим отцом, и дядя Витя с его и дяди Толикиным третьим братом.</text:p>
      <text:p text:style-name="P79">Они уже поставили палатку и позади неё в темноте смутным пятном белел Москвич, а перед ней горел тихий костёрчик.</text:p>
      <text:p text:style-name="P79">В ночном небе звёзд было больше, чем тьмы.</text:p>
      <text:p text:style-name="P79">Я спустился по крутому берегу к песчаной косе и потрогал воду течения. Она оказалась такой тёплой, что я не удержался и вошёл в реку. Нырять я не стал, а просто побродил по песчаному дну вдоль берега.</text:p>
      <text:p text:style-name="P79">Потом сюда же спустились дядя Витя с тётей Наташей. Он, несмотря на её уговоры, захотел искупаться, а я выше и поднялся наверх к костру, <text:span text:style-name="T53">вокруг которого б</text:span>ыло <text:span text:style-name="T53">совсем уже</text:span> темно.</text:p>
      <text:p text:style-name="P80">Я подполз к краю обрыва и посмотрел вниз. На фоне отблескивающих в реке звёзд различались два приникшие друг к другу силуэта — так романтично.</text:p>
      <text:p text:style-name="P80">Наверное, моя голова тоже различалась снизу на фоне усыпанного звёздами неба, потому что дядя Витя крикнул «падла!» и махнул рукой.</text:p>
      <text:p text:style-name="P80">Невидимая в темноте галька ударила меня в лоб. Я крикнул:</text:p>
      <text:p text:style-name="P80">- Мимо!- и откатился от края.</text:p>
      <text:p text:style-name="P80">Конечно, я соврал — какой там «мимо», если так больно.</text:p>
      <text:p text:style-name="P80"><text:soft-page-break/>Потом они поднялись к костру и дядя Витя спросил у меня:</text:p>
      <text:p text:style-name="P80">- Знаешь, что такое напальчники?</text:p>
      <text:p text:style-name="P80">Я ответил, что не знаю и он сказал мне встать во весь рост и, когда я послушался, упёр свой кулак мне в подбородок и резким толчком опрокинул на землю.</text:p>
      <text:p text:style-name="P80">- Вот это напальчники,- сказал он.</text:p>
      <text:p text:style-name="P80">Лёжа рядом с костром я сказал:</text:p>
      <text:p text:style-name="P80">- Дядя Витя, у моего друга Кубы есть поговорка «врач на больных не обижается».</text:p>
      <text:p text:style-name="P80">Но мне всё равно было обидно.</text:p>
      <text:p text:style-name="P81">Женщины с Ирочкой ночевали в машине, а остальные в палатке.</text:p>
      <text:p text:style-name="P81">Наутро мы с дядей Толиком поехали в другое место ловить рыбу, но улов оказался совсем никудышным — кот наплакал.</text:p>
      <text:p text:style-name="P81">Дядю Витю я больше не видел, потому что их свадьба была в Сумах и жить они остались там же.</text:p>
      <text:p text:style-name="P81"/>
      <text:p text:style-name="P81">Посреди лета, посреди недели и даже посреди рабочего дня дядя Толик неожиданно приехал с работы.</text:p>
      <text:p text:style-name="P81">- Неси удочки!- крикнул он с порога.</text:p>
      <text:p text:style-name="P81">Привязывая их к багажнику Явы, он объявил, что на Кандыбино прорвало дамбу рыбных озёр и вся рыба ушла в Езуч.</text:p>
      <text:p text:style-name="P81">Мы промчались через весь город, по загребельскому мосту переехали на другой берег Езуча и, сбавив скорость поехали вдоль реки, выбирая место.</text:p>
      <text:p text:style-name="P81">Мест почти не оставалось — вдоль берега, как и на той стороне, сплочёнными рядами стояли мужики и пацаны с удочками, забрасывая крючки, выдёргивая их с добычей или без.</text:p>
      <text:p text:style-name="P81">Это был стихийный выходной. Это была демонстрация рыбачьих сил.</text:p>
      <text:p text:style-name="P81"/>
      <text:p text:style-name="P81">До сих пор задаюсь вопросом: был ли прорыв рыбных озёр связан с сумасшедшим летом 68-го <text:s/>во Франции, или же тамошняя революционная ситуация сложилась в результате Кандыбинских событий?</text:p>
      <text:p text:style-name="P81">Хотя, возможно, и то, и другое связано с иной, но, несомненно, общей причиной.</text:p>
      <text:p text:style-name="P81"/>
      <text:p text:style-name="P81">Дядя Толик поймал трёх зеркальных карпов, а мне совсем не повезло.</text:p>
      <text:p text:style-name="P81">Через несколько дней мы с Чепой пошли на Кандыбино пешком.</text:p>
      <text:p text:style-name="P82">Рыбные озёра лежали, как большое поле покрытое грязноватой коркой полусухой тины. Кое-где ещё зеленели полёгшие водоросли.</text:p>
      <text:p text:style-name="P82">В одном из таких мест оказалась мелкая, но длинная яма битком набитая ещё живыми рыбами.</text:p>
      <text:p text:style-name="P82">Мы доставали их прямо руками. Не очень крупные рыбёшки — сантиметров по двадцать.</text:p>
      <text:p text:style-name="P82">У Чепы была с собой мелкосетчатая сумка, а мне пришлось снять майку и завязать её узлом снизу, чтоб было в чём нести улов.</text:p>
      <text:p text:style-name="P82">Дома рыбу пожарили — хватило на обе семьи и даже Жульке досталось.</text:p>
      <text:p text:style-name="P82">Тётя Люда смеялась над дядей <text:s/>Толиком, мол, ездит-ездит, а ни разу столько не привёз.</text:p>
      <text:p text:style-name="P82"/>
      <text:p text:style-name="P83">Лето — пора ремонта и реконструкции.</text:p>
      <text:p text:style-name="P83">Отец прорезал глухую стену в отсеке керогаза на веранде и вставил небольшую раму с остеклённой створкой. С дневным светом там стало намного уютнее и не нужно всё время щёлкать выключателем электролампочки.</text:p>
      <text:p text:style-name="P83">Потом пришёл черёд кухни — из неё всё вынесли во двор, кроме холодильника возле входной двери, и мама с тётей Людой в тот же день сделали побелку стен, потолка и плиты-печки.</text:p>
      <text:p text:style-name="P83">Они работали допоздна, потом вымыли на кухне пол и ночевать всем пришлось в нашей комнате.</text:p>
      <text:p text:style-name="P83">Наташа уступила свою раскладушку Ирочке и Валерику, а сама вренулась на своё давнишнее <text:soft-page-break/>место в ногах дивана, который делили мы с братом.</text:p>
      <text:p text:style-name="P83">Середину комнаты занял толстый матрас с кровати старших Архипенков и места совсем не осталось — нужно смотреть где идёшь.</text:p>
      <text:p text:style-name="P83">Мы с Сашкой уже улеглись на диване, пока что не поджимая ног, так как тётя Люда решила искупаться на кухне и все остальные ещё смотрели телевизор.</text:p>
      <text:p text:style-name="P83">Она принесла со двора и повесила над холодильником зеркало в прямоугольной деревянной раме, налила в жестяное корыто горячей воды и задёрнула полосатые портьерки между кухней и нашей комнатой.</text:p>
      <text:p text:style-name="P83">Свет в нашей комнате потушили, чтобы лучше различать экран телевизора и в нём опустили звук, но я всё равно бурчал, что мешает заснуть. На это мне как обычно ответили:</text:p>
      <text:p text:style-name="P83">- А ты не слушай; укройся с головой и — спи.</text:p>
      <text:p text:style-name="P83">Тётя Люда плескалась на кухне, потом позвала дяд<text:span text:style-name="T54">ю</text:span> Толика помыть ей спину.</text:p>
      <text:p text:style-name="P84">Когда он вернулся <text:s/>и сел на раскладушку со своими детьми, я заметил, что между портьерками остался неширокий просвет, через который видно зеркало над холодильником, где отражались доски пола, край корыта и часть спины сидящей в нём тёти Люды.</text:p>
      <text:p text:style-name="P84">И тут я сделал, как мне было сказано — укрылся с головой. Но спать не стал.</text:p>
      <text:p text:style-name="P84">Край одеяла я примостил на деревянную боковину дивана, заломил двускатным шалашиком и смотрел на всё, что можно было высмотреть в далёком зеркале.</text:p>
      <text:p text:style-name="P84">А высматривать, практически, нечего — мокрые доски пола в ошмётках мыльной пены, рука и плечо под чёрными волосами. Затем остался один лишь пол и край пустого корыта, потому что тётя Люда вылезла из него.</text:p>
      <text:p text:style-name="P84">Но потом она снова появилась там и уже ближе, потому что подошла к зеркалу снизу, с полотенцем на поясе и голой грудью.</text:p>
      <text:p text:style-name="P84">Она чуть улыбнулась, облизнула губы и посмотрела прямо мне в глаза через мой одеяльный перископ.</text:p>
      <text:p text:style-name="P84">Я зажмурился и больше не открывал глаз, а только слушал, как она вытирает там пол, приходит в нашу комнату; как выключают телевизор, все укладываются и гасят свет.</text:p>
      <text:p text:style-name="P84">Только тогда я стянул с головы одеяло.</text:p>
      <text:p text:style-name="P85">В комнате была кромешная тьма. </text:p>
      <text:p text:style-name="P85">Чуть погодя в темень вплелись разнообразные посапывания со всех сторон, а затем снизу, от матраса Архипенков на полу, донеслось мерное поскрипывание, словно словно там стискивали и попускали тюк соломы.</text:p>
      <text:p text:style-name="P85">Я не стал оборачиваться. Во-первых, всё равно темно — хоть глаз выколи, а во-вторых, при моей начитанности, и не глядя ясно, что они там занимаются любовью.</text:p>
      <text:p text:style-name="P85"/>
      <text:p text:style-name="P85">Через полгода, зимним вечером, когда мы с Чепой ходили в Завод мыться, он позвал меня заглянуть в освещённые изнутри окна женского отделения общей бани.</text:p>
      <text:p text:style-name="P85">Я не стал. Постеснялся его присутствия? Не знаю. Но даже когда ходил мыться <text:s/>один, в те окна не подглядывал.</text:p>
      <text:p text:style-name="P80"/>
      <text:p text:style-name="P85">Посреди лета Раиса Григорьевна попросила нас тряхнуть стариной и выступить со спектаклем кукольного театра в детских садиках города. <text:span text:style-name="T55">Всего за неделю мы обслужили штук десять.</text:span></text:p>
      <text:p text:style-name="P86">Утром приезжали в указанный её садик, устанавливали в его столовой ширму, привéзенную заводским грузовичком, вешали задник, ставили перед ним штативы с избушкой и ёлочкой, показывали представление почтенной карапузной публике и переезжали в следующий; мы <text:s/>трамваем, а декорации на грузовичке.</text:p>
      <text:p text:style-name="P86">В некоторых нас подкармливали стаканом горячего молока с булочкой.</text:p>
      <text:p text:style-name="P86">Куба намекал, что мы пашем за спасибо и неизвестно <text:span text:style-name="T56">сколько огребáет Раиса, уединяясь с директрисами в их кабинетах, но меня это не колыхало.</text:span></text:p>
      <text:p text:style-name="P87">Она нас каждый день угощала мороженым, <text:span text:style-name="T67">к тому же самым дорогим — пломбиром,</text:span> <text:span text:style-name="T67">а</text:span> один раз сводила <text:span text:style-name="T67">всех </text:span>в кино на Воронцове <text:span text:style-name="T67">и не её вина, что Западный Коридор оказался таким </text:span><text:soft-page-break/><text:span text:style-name="T67">жутким фильмом</text:span>, но главное вряд ли наш недельный заработок покроет стоимость контрамарок в Клубе, которые, с её подачи, <text:s/>нам беспрекословно год за годом выписывал директор Павел Митрофанович.</text:p>
      <text:p text:style-name="P85"/>
      <text:p text:style-name="P74">Не Клубом единым жив человек и, помимо храма Мельпомены в рамках Детского сектора и контрамарок в кино, меня всегда влекло зодчество, но упражняться в нём <text:span text:style-name="T56">воз</text:span>можно <text:span text:style-name="T56">было </text:span>лишь во дворе нашей хаты.</text:p>
      <text:p text:style-name="P57">Родители позволили построить там шалаш с опорой на забор к Турковым, но чтоб никому из населения нашей хаты не перекрывался бы доступ к их сараям.</text:p>
      <text:p text:style-name="P57">За стройматериалом мы с братом и Чепой отправились в Рощу, где, бродя по топким кочкам Болота, <text:s/>нарезали две вязанки двухметровых хлыстов и привезли домой на велосипеде, <text:span text:style-name="T41">а к ним впридачу кучу тонких веток с зелёной листвой</text:span>.</text:p>
      <text:p text:style-name="P58">Из хлыстов мы связали решётчатую крышу, скрепив их кусками проволоки и всякими верёвочками. Одним краем она лежала на верхней слеге забора, а другим на боковых опорах из тех же хлыстов. <text:s/></text:p>
      <text:p text:style-name="P58">Когда мы сбоку навязали хлысты потоньше, получилась симпатичная клетка с широкими просветами меж прутьев, которые мы покрыли ветками с листвой.</text:p>
      <text:p text:style-name="P59">В шалаше приятно пахло древесными <text:s/>листьями и он радовал глаз своим наличием в дальнем углу двора.</text:p>
      <text:p text:style-name="P59">Через неделю листва завяла, но ещё раньше улеглись восторг и упоенье созиданием. Встал, хоть и не выраженный словами, вопрос: а дальше что?</text:p>
      <text:p text:style-name="P59">Не станешь же создавать тимуровскую команду лишь потому, что у тебя во дворе есть подходящий для штаба шалаш. Да и возраст не тот.</text:p>
      <text:p text:style-name="P59">Так что мы с Чепой вернулись к обычному времяпрепровождению — тренировка в метании кухонного ножа в корявую кору американского тополя <text:span text:style-name="T42">возле древнего </text:span>штабел<text:span text:style-name="T42">я</text:span> <text:span text:style-name="T42">ветхих</text:span> кирпич<text:span text:style-name="T42">ей</text:span>, потому что в том году до конотопского кинопроката, в конце концов, докатились Неуловимые Мстители, где летящий нож вонза<text:span text:style-name="T42">ет</text:span>ся в белый ствол берёзы.</text:p>
      <text:p text:style-name="P60">Листья на шалаше засохли, искрошились и осыпались, но клеткообразный остов простоял ещё пару лет.</text:p>
      <text:p text:style-name="P60">Строительный зуд во мне не стихал, но следующее творение я создал в одиночку.</text:p>
      <text:p text:style-name="P60">Наш и Дузенкин погреб<text:span text:style-name="T43">ники</text:span> стояли не вплотную друг к другу, а с промежутком чуть шире полуметра. Промежуток был заколочен досками, <text:span text:style-name="T43">но лишь с лицевой стороны, а если зайти сзади — вдоль соседского забора — в него вполне даже получалось втиснуться.</text:span></text:p>
      <text:p text:style-name="P61">Тут я и соорудил свой личный кабинет; кусок фанеры под загородкой служил письменным столом, <text:span text:style-name="T44">а</text:span> обрезок доски, прибитый между стенками погребников — табуретом.</text:p>
      <text:p text:style-name="P88">Меблировка более, чем спартанская, <text:span text:style-name="T56">зато никто не претендует — ни мои брат с сестрой, ни маленькие Архипенки. Ну, да, залезут, когда я не дома — а толку? </text:span></text:p>
      <text:p text:style-name="P89">Когда закончилось строительство кабинета, вновь встал извечный для творца вопрос: что дальше?</text:p>
      <text:p text:style-name="P89">Ну, хорошо, имеется место для уединённых умосозерцаний, в котором меня ниоткуда не видно; за исключением, пожалуй, Жульки — ему явно не нравилось моё соседство и он недовольно уходил в будку, волоча за собой свою железную цепь.</text:p>
      <text:p text:style-name="P89">Но чем заняться в этом уединении?</text:p>
      <text:p text:style-name="P89">Выручила моя склонность к графомании.</text:p>
      <text:p text:style-name="P89">Не знаю как она должна выражаться и проявляться по научному определению, но я всегда чувствовал тягу к новеньким тетрадям, альбомам, блокнотам и что там ещё бывает из писчебумажных изделий.</text:p>
      <text:p text:style-name="P89">Вот так и тянет раскрыть и покрыть строками своего корявого почерка их нетронутую чистоту. Дело за малым — найти содержание для этих самых строк.</text:p>
      <text:p text:style-name="P89">Для начинающего графомана и это не вопрос. <text:s/>Я взял понравившуюся мне повесть про циркачей в бурные годы гражданской войны, взял оставшуюся после учебного года толстую тетрад в клеточку и уединился с ними в своём кабинете.</text:p>
      <text:p text:style-name="P89"><text:soft-page-break/>(Странный научный факт: когда дело касалось выполнения письменных домашних заданий, графомания моя куда-то испарялась.)</text:p>
      <text:p text:style-name="P89">Разложив всё на фанерке стола, я принялся переписывать из книги в тетрадь.</text:p>
      <text:p text:style-name="P89">Вопросом о цели своей писанины я не задавался — мне нравился сам процесс.</text:p>
      <text:p text:style-name="P89">Процесс дошёл до середины второй главы, а потом <text:span text:style-name="T57">нежданно наступило ненастье, в кабинете стало сыро и холодно и приключенческая повесть так и осталась недопереписанной.</text:span></text:p>
      <text:p text:style-name="P57"/>
      <text:p text:style-name="P90"><text:span text:style-name="T58">Для</text:span> хорош<text:span text:style-name="T58">ей</text:span> погод<text:span text:style-name="T58">ы</text:span> у меня <text:span text:style-name="T58">ещё </text:span>имелся читальный зал на одну персону, причём зал нерукотворный.</text:p>
      <text:p text:style-name="P90">Огороды, начинавшиеся позади сараев и погребников, делились на наделы узкими межами, которые, по совместительству, служили <text:s text:c="3"/>дорожками и были <text:s/>обсажены кустами смородины всех трёх цветов, оставляя середину грядок под основные садово-огородные культуры.</text:p>
      <text:p text:style-name="P91">Причём грядки эти <text:s/>не сливались в цельные земельные наделы, <text:span text:style-name="T58">поскольку</text:span>, в ходе <text:span text:style-name="T58">различных исторических процессов приводивших к</text:span> обмен<text:span text:style-name="T58">у</text:span> между владельцами<text:span text:style-name="T58">, <text:s/>раздробились на лоскуты.</text:span></text:p>
      <text:p text:style-name="P92">Например, наша помидорная грядка располагалась сразу позади сараев. Затем шла грядка Дузенков, отделённая от нашей огуречно-подсолнечной грядки будкой нашего же туалета, типа сортир, <text:span text:style-name="T59">рядом со сливной ямой</text:span>. А картошку мы сажали в самом конце огорода, под раскидистой старой яблоней, после грядок Пилют.</text:p>
      <text:p text:style-name="P93">За нею начинался, а вернее заканчивался огородный участок хаты, что находилась в ряду домов уже не Нежинской, а параллельного ей переулка улицы Коцюбинского.</text:p>
      <text:p text:style-name="P93">Так что огороды позади хат <text:s text:c="2"/>трёх улиц и одного переулка складывались в обширную площадь, покрытую грядками и фруктовыми деревьями разных пород.</text:p>
      <text:p text:style-name="P94">Упомянутая яблоня, на которой в знойные дни <text:s/>я примащивался с книгой на полого расходящихся крепких ветвях, под синим <text:span text:style-name="T60">куполом </text:span>неб<text:span text:style-name="T60">а</text:span> с недвижимо зависшими глыбами белейших облаков, называлась антоновкой.</text:p>
      <text:p text:style-name="P95">Длина некоторых из ветвей позволяла даже полуприлечь во весь рост и слегка покачиваться, пока из жарких далей не прилетит чуть слышный ветерок.</text:p>
      <text:p text:style-name="P95">А когда начнут ныть бока от такого сверхтвёрдого гамака, можно спуститься и крадучись навестить малинник между пятнадцатым и тринадцатым номерами.</text:p>
      <text:p text:style-name="P95">Иногда в огородах встречались одиночные заборы, но они служили лишь разделявшими владения вехами, а не преградой тихому набегу.</text:p>
      <text:p text:style-name="P95">Вот где я зачитывался Звёздными дневниками Йона Тихого и Возвращением со звёзд Станислава Лема, Ходжой Насреддином Владимира Соловьёва, <text:span text:style-name="T61">Одиссеей</text:span> капитана Блада <text:span text:style-name="T61">Рафаэля Саббатини, среди массы прочего бессистемного чтива для подрастающих поколений.</text:span></text:p>
      <text:p text:style-name="P96">Но потом, ни с того, ни с сего я решил вдруг пойти навстречу требованиям школьной программы и начал учить наизусть пушкинского Евгения Онегина — всё равно ведь зададут вызубрить отрывок.</text:p>
      <text:p text:style-name="P96">Такое оправдание было всего лишь пустой отговоркой — после первой строфы я изо дня в день продолжал заучивать их одну за другой: и про недремлющий брегет, и про Лондон щепетильный, и про нехватку пары стройных женских ног...</text:p>
      <text:p text:style-name="P97">На двадцать какой-то строфе я начал сбиваться в пересказе предыдцщих, но тут меня выручила мама.</text:p>
      <text:p text:style-name="P97">Вернувшись в субботу с базара, она сказала, что видела там Людмилу Константиновну — учительницу русского языка и литературы в нашей школе — и та спросила, не захочу ли я поехать в Ленинград в составе экскурсии для школьников города по недорогой цене.</text:p>
      <text:p text:style-name="P97">Да, ещё как захочу! Но откуда у меня деньги?</text:p>
      <text:p text:style-name="P97">Мама заплатила цену и дала мне на дорогу немыслимую сумму в десять рублей.</text:p>
      <text:p text:style-name="P97">Я решил на эти деньги непременно купить небольшой биллиард, типа того, <text:s/>на котором мы играли в Детском секторе.</text:p>
      <text:p text:style-name="P97"/>
      <text:p text:style-name="P97">Но теперь, не как последовательный повествователь, а в качестве профана от археологии, <text:soft-page-break/>укутанного в спальник в этой палатке — под аккомпанемент жутковатой симфонии ночной жизни тёмного леса <text:s/>— смогу ли докопаться до причины самоистязательного <text:s/>заучивания поэмы?</text:p>
      <text:p text:style-name="P97">Похоже, что только теперь и именно отсюда и смогу.</text:p>
      <text:p text:style-name="P97">Начать с того, что схема «я решил и приступил» ко мне не применима.</text:p>
      <text:p text:style-name="P97">С ней всё в порядке — она хорошая, полезная, безупречно логичная, но у меня получается наоборот: сперва начинаю действовать, а потом <text:s/>подгоняю <text:span text:style-name="T62">под них </text:span>решения, которые оправда<text:span text:style-name="T63">ли бы</text:span> мои поступки.</text:p>
      <text:p text:style-name="P98">То есть, <text:span text:style-name="T63">к действию меня побуждают не обдуманные решения, а некие иные причины.</text:span></text:p>
      <text:p text:style-name="P99">Но что или кто, чёрт побери, понукает меня к действию, какие такие тайные пружины-побудители?</text:p>
      <text:p text:style-name="P99">Моя доверчивая и податливая покорность внушению печатным словом. <text:span text:style-name="T64">Оно программирует мои последующие поступки.</text:span></text:p>
      <text:p text:style-name="P100">Если Александр Белов, советский чекист-разведчик, заставил гитлеровского разведчика Дитриха пролистать перед собой папку со сверхсекретной документацией, а потом, на явочной квартире по памяти продиктовал десятки адресов, наименований и цифр, так неужто мне слабо запомнить рифмованные строки Александра Пушкина?</text:p>
      <text:p text:style-name="P100">В этом вопросе «неужто слабо» всего лишь оправдание, а причина в том, что я доверчиво прочёл в Роман-Газете <text:s/>творение Кожевникова, которое и романом-то не назовёшь.</text:p>
      <text:p text:style-name="P100">Или взять другой случай, когда <text:s text:c="2"/>впечатлившись книгой Барон на Дереве, про <text:span text:style-name="T65">аристократа</text:span>, который отказался ходить по земле и перешёл жить на деревья, я взобрался на штабель кирпича под неохватным американским клёном, оттуда вскарабкался на менее неприступную часть ствола и начал взбираться всё выше и выше, под самые тучи.</text:p>
      <text:p text:style-name="P100">В тот день они плыли довольно низко, почти цепляясь за крону дерева.</text:p>
      <text:p text:style-name="P101">Хаты на далёкой от верхних веток земле уменьшились до размеров спичечных коробков. <text:span text:style-name="T65">С такой высоты стал виден Базар, Вокзал и цеха Завода, по ту сторону высокого забора вдоль Профессийной.</text:span></text:p>
      <text:p text:style-name="P102">Волшебная сила печатного слова Итало Кальвино сделала меня податливым, как воск, стала вить из меня верёвки и вознесла к вершине американского клёна. </text:p>
      <text:p text:style-name="P102">Конечно, тайные пружины порою холостят — как мне тягаться с Д'Артаньяном и проскакать двадцать лье, загнав трёх лошадей, которых у меня нет?</text:p>
      <text:p text:style-name="P102">По одёжке протягивай ножки.</text:p>
      <text:p text:style-name="P102">Вот за что я люблю этот спальный мешок — <text:span text:style-name="T66">он такой</text:span> безразмерн<text:span text:style-name="T66">ый</text:span>.</text:p>
      <text:p text:style-name="P101"/>
      <text:p text:style-name="P9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3-08T21:34:33.217451891</meta:creation-date>
    <dc:date>2016-04-02T08:04:09.949820409</dc:date>
    <dc:creator>sehrguey </dc:creator>
    <meta:editing-duration>PT3H5M43S</meta:editing-duration>
    <meta:editing-cycles>30</meta:editing-cycles>
    <meta:generator>LibreOffice/4.3.3.2$Linux_x86 LibreOffice_project/430m0$Build-2</meta:generator>
    <meta:document-statistic meta:table-count="0" meta:image-count="0" meta:object-count="0" meta:page-count="15" meta:paragraph-count="354" meta:word-count="7513" meta:character-count="48251" meta:non-whitespace-character-count="40841"/>
  </office:meta>
</office:document-meta>
</file>